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__test_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__test_General</text:p>
          </table:table-cell>
          <table:table-cell/>
          <table:table-cell/>
        </table:table-row>
        <table:table-row table:style-name="ro2">
          <table:table-cell office:value-type="string">
            <text:p>__test_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__test_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__test_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__test_Sheet Types</text:p>
          </table:table-cell>
          <table:table-cell/>
          <table:table-cell/>
        </table:table-row>
        <table:table-row table:style-name="ro2">
          <table:table-cell office:value-type="string">
            <text:p>__test_&lt;Crypto&gt; In-Out</text:p>
          </table:table-cell>
          <table:table-cell table:style-name="transparent_5f_default" office:value-type="string">
            <text:p>__test_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__test_&lt;Crypto&gt; Tax</text:p>
          </table:table-cell>
          <table:table-cell office:value-type="string">
            <text:p>__test_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__test_Table Types</text:p>
          </table:table-cell>
          <table:table-cell/>
          <table:table-cell/>
        </table:table-row>
        <table:table-row table:style-name="ro2">
          <table:table-cell office:value-type="string">
            <text:p>__test_In-Flow Detail</text:p>
          </table:table-cell>
          <table:table-cell table:style-name="transparent_5f_default" office:value-type="string">
            <text:p>__test_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__test_Out-Flow Detail</text:p>
          </table:table-cell>
          <table:table-cell office:value-type="string">
            <text:p>__test_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__test_Intra-Flow Detail</text:p>
          </table:table-cell>
          <table:table-cell office:value-type="string">
            <text:p>__test_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__test_Gain / Loss Summary</text:p>
          </table:table-cell>
          <table:table-cell office:value-type="string">
            <text:p>__test_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__test_Account Balances</text:p>
          </table:table-cell>
          <table:table-cell office:value-type="string">
            <text:p>__test_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__test_Average Price</text:p>
          </table:table-cell>
          <table:table-cell office:value-type="string">
            <text:p>__test_Average price at which the crypto was acquired</text:p>
          </table:table-cell>
          <table:table-cell/>
        </table:table-row>
        <table:table-row table:style-name="ro2">
          <table:table-cell office:value-type="string">
            <text:p>__test_Gain / Loss Detail</text:p>
          </table:table-cell>
          <table:table-cell office:value-type="string">
            <text:p>__test_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__test_In-Flow Detail</text:p>
          </table:table-cell>
          <table:table-cell/>
          <table:table-cell/>
        </table:table-row>
        <table:table-row table:style-name="ro2">
          <table:table-cell office:value-type="string">
            <text:p>__test_Sent/Sold</text:p>
          </table:table-cell>
          <table:table-cell office:value-type="string">
            <text:p>__test_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__test_Timestamp</text:p>
          </table:table-cell>
          <table:table-cell office:value-type="string">
            <text:p>__test_Time at which the transaction occurred</text:p>
          </table:table-cell>
          <table:table-cell/>
        </table:table-row>
        <table:table-row table:style-name="ro2">
          <table:table-cell office:value-type="string">
            <text:p>__test_Asset</text:p>
          </table:table-cell>
          <table:table-cell office:value-type="string">
            <text:p>__test_Which cryptocurrency was transacted (e.g. BTC, ETH, etc.)</text:p>
          </table:table-cell>
          <table:table-cell/>
        </table:table-row>
        <table:table-row table:style-name="ro2">
          <table:table-cell office:value-type="string">
            <text:p>__test_Exchange</text:p>
          </table:table-cell>
          <table:table-cell office:value-type="string">
            <text:p>__test_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__test_Holder</text:p>
          </table:table-cell>
          <table:table-cell office:value-type="string">
            <text:p>__test_Exchange account or wallet owner</text:p>
          </table:table-cell>
          <table:table-cell/>
        </table:table-row>
        <table:table-row table:style-name="ro2">
          <table:table-cell office:value-type="string">
            <text:p>__test_Transaction Type</text:p>
          </table:table-cell>
          <table:table-cell office:value-type="string">
            <text:p>__test_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__test_Spot Price</text:p>
          </table:table-cell>
          <table:table-cell office:value-type="string">
            <text:p>__test_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__test_Crypto In</text:p>
          </table:table-cell>
          <table:table-cell office:value-type="string">
            <text:p>__test_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__test_Crypto In Running Sum</text:p>
          </table:table-cell>
          <table:table-cell office:value-type="string">
            <text:p>__test_Running sum of crypto received</text:p>
          </table:table-cell>
          <table:table-cell/>
        </table:table-row>
        <table:table-row table:style-name="ro2">
          <table:table-cell office:value-type="string">
            <text:p>__test_JPY Fee</text:p>
          </table:table-cell>
          <table:table-cell office:value-type="string">
            <text:p>__test_JPY value of the fees</text:p>
          </table:table-cell>
          <table:table-cell/>
        </table:table-row>
        <table:table-row table:style-name="ro2">
          <table:table-cell office:value-type="string">
            <text:p>__test_JPY In No Fee</text:p>
          </table:table-cell>
          <table:table-cell office:value-type="string">
            <text:p>__test_JPY value of the transaction without fees</text:p>
          </table:table-cell>
          <table:table-cell/>
        </table:table-row>
        <table:table-row table:style-name="ro2">
          <table:table-cell office:value-type="string">
            <text:p>__test_JPY In With Fee</text:p>
          </table:table-cell>
          <table:table-cell office:value-type="string">
            <text:p>__test_JPY value of the transaction with fees</text:p>
          </table:table-cell>
          <table:table-cell/>
        </table:table-row>
        <table:table-row table:style-name="ro2">
          <table:table-cell office:value-type="string">
            <text:p>__test_Taxable Event</text:p>
          </table:table-cell>
          <table:table-cell office:value-type="string">
            <text:p>__test_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__test_Unique Id</text:p>
          </table:table-cell>
          <table:table-cell office:value-type="string">
            <text:p>__test_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__test_Notes</text:p>
          </table:table-cell>
          <table:table-cell office:value-type="string">
            <text:p>__test_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__test_Out-Flow Detail</text:p>
          </table:table-cell>
          <table:table-cell/>
          <table:table-cell/>
        </table:table-row>
        <table:table-row table:style-name="ro2">
          <table:table-cell office:value-type="string">
            <text:p>__test_Timestamp</text:p>
          </table:table-cell>
          <table:table-cell office:value-type="string">
            <text:p>__test_Time at which the transaction occurred</text:p>
          </table:table-cell>
          <table:table-cell/>
        </table:table-row>
        <table:table-row table:style-name="ro2">
          <table:table-cell office:value-type="string">
            <text:p>__test_Asset</text:p>
          </table:table-cell>
          <table:table-cell office:value-type="string">
            <text:p>__test_Which cryptocurrency was transacted (e.g. BTC, ETH, etc.)</text:p>
          </table:table-cell>
          <table:table-cell/>
        </table:table-row>
        <table:table-row table:style-name="ro2">
          <table:table-cell office:value-type="string">
            <text:p>__test_Exchange</text:p>
          </table:table-cell>
          <table:table-cell office:value-type="string">
            <text:p>__test_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__test_Holder</text:p>
          </table:table-cell>
          <table:table-cell office:value-type="string">
            <text:p>__test_Exchange account or wallet owner</text:p>
          </table:table-cell>
          <table:table-cell/>
        </table:table-row>
        <table:table-row table:style-name="ro2">
          <table:table-cell office:value-type="string">
            <text:p>__test_Transaction Type</text:p>
          </table:table-cell>
          <table:table-cell office:value-type="string">
            <text:p>__test_Type of the transaction (DONATE, GIFT, SELL, etc.)</text:p>
          </table:table-cell>
          <table:table-cell/>
        </table:table-row>
        <table:table-row table:style-name="ro2">
          <table:table-cell office:value-type="string">
            <text:p>__test_Spot Price</text:p>
          </table:table-cell>
          <table:table-cell office:value-type="string">
            <text:p>__test_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__test_Crypto Out</text:p>
          </table:table-cell>
          <table:table-cell office:value-type="string">
            <text:p>__test_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__test_Crypto Fee</text:p>
          </table:table-cell>
          <table:table-cell office:value-type="string">
            <text:p>__test_Crypto value of the fees</text:p>
          </table:table-cell>
          <table:table-cell/>
        </table:table-row>
        <table:table-row table:style-name="ro2">
          <table:table-cell office:value-type="string">
            <text:p>__test_Crypto Out Running Sum</text:p>
          </table:table-cell>
          <table:table-cell office:value-type="string">
            <text:p>__test_Running sum of crypto sent</text:p>
          </table:table-cell>
          <table:table-cell/>
        </table:table-row>
        <table:table-row table:style-name="ro2">
          <table:table-cell office:value-type="string">
            <text:p>__test_Crypto Fee Running Sum</text:p>
          </table:table-cell>
          <table:table-cell office:value-type="string">
            <text:p>__test_Running sum of crypto fees</text:p>
          </table:table-cell>
          <table:table-cell/>
        </table:table-row>
        <table:table-row table:style-name="ro2">
          <table:table-cell office:value-type="string">
            <text:p>__test_JPY Out</text:p>
          </table:table-cell>
          <table:table-cell office:value-type="string">
            <text:p>__test_JPY value of the transaction without fees</text:p>
          </table:table-cell>
          <table:table-cell/>
        </table:table-row>
        <table:table-row table:style-name="ro2">
          <table:table-cell office:value-type="string">
            <text:p>__test_JPY Fee</text:p>
          </table:table-cell>
          <table:table-cell office:value-type="string">
            <text:p>__test_JPY value of the fees</text:p>
          </table:table-cell>
          <table:table-cell/>
        </table:table-row>
        <table:table-row table:style-name="ro2">
          <table:table-cell office:value-type="string">
            <text:p>__test_Taxable Event</text:p>
          </table:table-cell>
          <table:table-cell office:value-type="string">
            <text:p>__test_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__test_Unique Id</text:p>
          </table:table-cell>
          <table:table-cell office:value-type="string">
            <text:p>__test_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__test_Notes</text:p>
          </table:table-cell>
          <table:table-cell office:value-type="string">
            <text:p>__test_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__test_Intra-Flow Detail</text:p>
          </table:table-cell>
          <table:table-cell/>
          <table:table-cell/>
        </table:table-row>
        <table:table-row table:style-name="ro2">
          <table:table-cell office:value-type="string">
            <text:p>__test_Timestamp</text:p>
          </table:table-cell>
          <table:table-cell office:value-type="string">
            <text:p>__test_Time at which the transaction occurred</text:p>
          </table:table-cell>
          <table:table-cell/>
        </table:table-row>
        <table:table-row table:style-name="ro2">
          <table:table-cell office:value-type="string">
            <text:p>__test_Asset</text:p>
          </table:table-cell>
          <table:table-cell office:value-type="string">
            <text:p>__test_Which cryptocurrency was transacted (e.g. BTC, ETH, etc.)</text:p>
          </table:table-cell>
          <table:table-cell/>
        </table:table-row>
        <table:table-row table:style-name="ro2">
          <table:table-cell office:value-type="string">
            <text:p>__test_From Exchange</text:p>
          </table:table-cell>
          <table:table-cell office:value-type="string">
            <text:p>__test_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__test_From Holder</text:p>
          </table:table-cell>
          <table:table-cell office:value-type="string">
            <text:p>__test_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__test_To Exchange</text:p>
          </table:table-cell>
          <table:table-cell office:value-type="string">
            <text:p>__test_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__test_To Holder</text:p>
          </table:table-cell>
          <table:table-cell office:value-type="string">
            <text:p>__test_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__test_Spot Price</text:p>
          </table:table-cell>
          <table:table-cell office:value-type="string">
            <text:p>__test_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__test_Crypto Sent</text:p>
          </table:table-cell>
          <table:table-cell office:value-type="string">
            <text:p>__test_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__test_Crypto Received</text:p>
          </table:table-cell>
          <table:table-cell office:value-type="string">
            <text:p>__test_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__test_Crypto Fee</text:p>
          </table:table-cell>
          <table:table-cell office:value-type="string">
            <text:p>__test_Crypto value of the fees</text:p>
          </table:table-cell>
          <table:table-cell/>
        </table:table-row>
        <table:table-row table:style-name="ro2">
          <table:table-cell office:value-type="string">
            <text:p>__test_Crypto Fee Running Sum</text:p>
          </table:table-cell>
          <table:table-cell office:value-type="string">
            <text:p>__test_Running sum of crypto fees</text:p>
          </table:table-cell>
          <table:table-cell/>
        </table:table-row>
        <table:table-row table:style-name="ro2">
          <table:table-cell office:value-type="string">
            <text:p>__test_JPY Fee</text:p>
          </table:table-cell>
          <table:table-cell office:value-type="string">
            <text:p>__test_JPY value of the fees</text:p>
          </table:table-cell>
          <table:table-cell/>
        </table:table-row>
        <table:table-row table:style-name="ro2">
          <table:table-cell office:value-type="string">
            <text:p>__test_Taxable Event</text:p>
          </table:table-cell>
          <table:table-cell office:value-type="string">
            <text:p>__test_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__test_Unique Id</text:p>
          </table:table-cell>
          <table:table-cell office:value-type="string">
            <text:p>__test_Hash of the transaction</text:p>
          </table:table-cell>
          <table:table-cell/>
        </table:table-row>
        <table:table-row table:style-name="ro2">
          <table:table-cell office:value-type="string">
            <text:p>__test_Notes</text:p>
          </table:table-cell>
          <table:table-cell office:value-type="string">
            <text:p>__test_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__test_Gain / Loss Summary</text:p>
          </table:table-cell>
          <table:table-cell/>
          <table:table-cell/>
        </table:table-row>
        <table:table-row table:style-name="ro2">
          <table:table-cell office:value-type="string">
            <text:p>__test_Year</text:p>
          </table:table-cell>
          <table:table-cell office:value-type="string">
            <text:p>__test_Summary year</text:p>
          </table:table-cell>
          <table:table-cell/>
        </table:table-row>
        <table:table-row table:style-name="ro2">
          <table:table-cell office:value-type="string">
            <text:p>__test_Asset</text:p>
          </table:table-cell>
          <table:table-cell office:value-type="string">
            <text:p>__test_Which cryptocurrency (e.g. BTC, ETH, etc.)</text:p>
          </table:table-cell>
          <table:table-cell/>
        </table:table-row>
        <table:table-row table:style-name="ro2">
          <table:table-cell office:value-type="string">
            <text:p>__test_Capital Gains</text:p>
          </table:table-cell>
          <table:table-cell office:value-type="string">
            <text:p>__test_Sum of all capital gains in JPY for transactions of the given capital gains type</text:p>
          </table:table-cell>
          <table:table-cell/>
        </table:table-row>
        <table:table-row table:style-name="ro2">
          <table:table-cell office:value-type="string">
            <text:p>__test_Capital Gains Type</text:p>
          </table:table-cell>
          <table:table-cell office:value-type="string">
            <text:p>__test_LONG (&gt; 1 year) or SHORT (&lt; 1 year)</text:p>
          </table:table-cell>
          <table:table-cell/>
        </table:table-row>
        <table:table-row table:style-name="ro2">
          <table:table-cell office:value-type="string">
            <text:p>__test_Transaction Type</text:p>
          </table:table-cell>
          <table:table-cell office:value-type="string">
            <text:p>__test_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__test_Crypto Taxable Total</text:p>
          </table:table-cell>
          <table:table-cell office:value-type="string">
            <text:p>__test_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__test_JPY Taxable Total</text:p>
          </table:table-cell>
          <table:table-cell office:value-type="string">
            <text:p>__test_Sum of all taxable events in JPY for transactions of the given capital gains type</text:p>
          </table:table-cell>
          <table:table-cell/>
        </table:table-row>
        <table:table-row table:style-name="ro2">
          <table:table-cell office:value-type="string">
            <text:p>__test_JPY Total Cost Basis</text:p>
          </table:table-cell>
          <table:table-cell office:value-type="string">
            <text:p>__test_Sum of all cost bases in JPY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__test_Account Balances</text:p>
          </table:table-cell>
          <table:table-cell/>
          <table:table-cell/>
        </table:table-row>
        <table:table-row table:style-name="ro2">
          <table:table-cell office:value-type="string">
            <text:p>__test_Exchange</text:p>
          </table:table-cell>
          <table:table-cell office:value-type="string">
            <text:p>__test_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__test_Holder</text:p>
          </table:table-cell>
          <table:table-cell office:value-type="string">
            <text:p>__test_Name of the exchange or wallet account holder</text:p>
          </table:table-cell>
          <table:table-cell/>
        </table:table-row>
        <table:table-row table:style-name="ro2">
          <table:table-cell office:value-type="string">
            <text:p>__test_Asset</text:p>
          </table:table-cell>
          <table:table-cell office:value-type="string">
            <text:p>__test_Which cryptocurrency was transacted (e.g. BTC, ETH, etc.)</text:p>
          </table:table-cell>
          <table:table-cell/>
        </table:table-row>
        <table:table-row table:style-name="ro2">
          <table:table-cell office:value-type="string">
            <text:p>__test_Acquired Balance</text:p>
          </table:table-cell>
          <table:table-cell office:value-type="string">
            <text:p>__test_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__test_Sent Balance</text:p>
          </table:table-cell>
          <table:table-cell office:value-type="string">
            <text:p>__test_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__test_Received Balance</text:p>
          </table:table-cell>
          <table:table-cell office:value-type="string">
            <text:p>__test_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__test_Final Balance</text:p>
          </table:table-cell>
          <table:table-cell office:value-type="string">
            <text:p>__test_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__test_Average Price</text:p>
          </table:table-cell>
          <table:table-cell/>
          <table:table-cell/>
        </table:table-row>
        <table:table-row table:style-name="ro2">
          <table:table-cell office:value-type="string">
            <text:p>__test_Average Price Paid Per 1 crypto</text:p>
          </table:table-cell>
          <table:table-cell office:value-type="string">
            <text:p>__test_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__test_Gain / Loss Detail</text:p>
          </table:table-cell>
          <table:table-cell/>
          <table:table-cell/>
        </table:table-row>
        <table:table-row table:style-name="ro2">
          <table:table-cell office:value-type="string">
            <text:p>__test_Crypto Amount</text:p>
          </table:table-cell>
          <table:table-cell office:value-type="string">
            <text:p>__test_Crypto amount for the given taxable event fraction</text:p>
          </table:table-cell>
          <table:table-cell/>
        </table:table-row>
        <table:table-row table:style-name="ro2">
          <table:table-cell office:value-type="string">
            <text:p>__test_Asset</text:p>
          </table:table-cell>
          <table:table-cell office:value-type="string">
            <text:p>__test_Which cryptocurrency (e.g. BTC, ETH, etc.)</text:p>
          </table:table-cell>
          <table:table-cell/>
        </table:table-row>
        <table:table-row table:style-name="ro2">
          <table:table-cell office:value-type="string">
            <text:p>__test_Crypto Amt Running Sum</text:p>
          </table:table-cell>
          <table:table-cell office:value-type="string">
            <text:p>__test_Running sum of crypto amount</text:p>
          </table:table-cell>
          <table:table-cell/>
        </table:table-row>
        <table:table-row table:style-name="ro2">
          <table:table-cell office:value-type="string">
            <text:p>__test_Capital Gains</text:p>
          </table:table-cell>
          <table:table-cell office:value-type="string">
            <text:p>__test_Sum of all capital gains in JPY for transactions of the given capital gains type</text:p>
          </table:table-cell>
          <table:table-cell/>
        </table:table-row>
        <table:table-row table:style-name="ro2">
          <table:table-cell office:value-type="string">
            <text:p>__test_Capital Gains Type</text:p>
          </table:table-cell>
          <table:table-cell office:value-type="string">
            <text:p>__test_LONG (&gt; 1 year) or SHORT (&lt; 1 year)</text:p>
          </table:table-cell>
          <table:table-cell/>
        </table:table-row>
        <table:table-row table:style-name="ro2">
          <table:table-cell office:value-type="string">
            <text:p>__test_Taxable Event Timestamp</text:p>
          </table:table-cell>
          <table:table-cell office:value-type="string">
            <text:p>__test_Time at which the taxable event occurred</text:p>
          </table:table-cell>
          <table:table-cell/>
        </table:table-row>
        <table:table-row table:style-name="ro2">
          <table:table-cell office:value-type="string">
            <text:p>__test_Taxable Event Direction/Type</text:p>
          </table:table-cell>
          <table:table-cell office:value-type="string">
            <text:p>__test_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__test_Taxable Event Fraction</text:p>
          </table:table-cell>
          <table:table-cell office:value-type="string">
            <text:p>__test_Percentage of the taxable event</text:p>
          </table:table-cell>
          <table:table-cell/>
        </table:table-row>
        <table:table-row table:style-name="ro2">
          <table:table-cell office:value-type="string">
            <text:p>__test_Taxable Event JPY Amount Fraction</text:p>
          </table:table-cell>
          <table:table-cell office:value-type="string">
            <text:p>__test_JPY amount of this taxable event fraction</text:p>
          </table:table-cell>
          <table:table-cell/>
        </table:table-row>
        <table:table-row table:style-name="ro2">
          <table:table-cell office:value-type="string">
            <text:p>__test_Taxable Event Spot Price</text:p>
          </table:table-cell>
          <table:table-cell office:value-type="string">
            <text:p>__test_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__test_Taxable Event Fraction Description</text:p>
          </table:table-cell>
          <table:table-cell office:value-type="string">
            <text:p>__test_English description of this taxable event fraction</text:p>
          </table:table-cell>
          <table:table-cell/>
        </table:table-row>
        <table:table-row table:style-name="ro2">
          <table:table-cell office:value-type="string">
            <text:p>__test_Acquired Lot Timestamp</text:p>
          </table:table-cell>
          <table:table-cell office:value-type="string">
            <text:p>__test_Time at which the in-transaction occurred</text:p>
          </table:table-cell>
          <table:table-cell/>
        </table:table-row>
        <table:table-row table:style-name="ro2">
          <table:table-cell office:value-type="string">
            <text:p>__test_Acquired Lot Fraction %</text:p>
          </table:table-cell>
          <table:table-cell office:value-type="string">
            <text:p>__test_Percentage of the in-transaction</text:p>
          </table:table-cell>
          <table:table-cell/>
        </table:table-row>
        <table:table-row table:style-name="ro2">
          <table:table-cell office:value-type="string">
            <text:p>__test_Acquired Lot JPY Amount Fraction</text:p>
          </table:table-cell>
          <table:table-cell office:value-type="string">
            <text:p>__test_JPY amount of this in-transaction fraction</text:p>
          </table:table-cell>
          <table:table-cell/>
        </table:table-row>
        <table:table-row table:style-name="ro2">
          <table:table-cell office:value-type="string">
            <text:p>__test_Acquired Lot JPY Fee Fraction</text:p>
          </table:table-cell>
          <table:table-cell office:value-type="string">
            <text:p>__test_JPY fee of this in-transaction fraction</text:p>
          </table:table-cell>
          <table:table-cell/>
        </table:table-row>
        <table:table-row table:style-name="ro2">
          <table:table-cell office:value-type="string">
            <text:p>__test_Acquired Lot JPY Cost Basis</text:p>
          </table:table-cell>
          <table:table-cell office:value-type="string">
            <text:p>__test_JPY cost basis of this in-transaction fraction</text:p>
          </table:table-cell>
          <table:table-cell/>
        </table:table-row>
        <table:table-row table:style-name="ro2">
          <table:table-cell office:value-type="string">
            <text:p>__test_Acquired Lot Spot Price</text:p>
          </table:table-cell>
          <table:table-cell office:value-type="string">
            <text:p>__test_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__test_Acquired Lot Fraction Description</text:p>
          </table:table-cell>
          <table:table-cell office:value-type="string">
            <text:p>__test_English description of this in-transaction fraction</text:p>
          </table:table-cell>
          <table:table-cell/>
        </table:table-row>
      </table:table>
      <table:table table:name="__test_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__test_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Capital</text:p>
          </table:table-cell>
          <table:table-cell office:value-type="string" table:style-name="header_default">
            <text:p>__test_Capital</text:p>
          </table:table-cell>
          <table:table-cell office:value-type="string" table:style-name="header_default">
            <text:p>__test_Transaction</text:p>
          </table:table-cell>
          <table:table-cell office:value-type="string" table:style-name="header_default">
            <text:p>__test_Crypto</text:p>
          </table:table-cell>
          <table:table-cell office:value-type="string" table:style-name="header_default">
            <text:p>__test_USD</text:p>
          </table:table-cell>
          <table:table-cell office:value-type="string" table:style-name="header_default">
            <text:p>__test_USD Total</text:p>
          </table:table-cell>
          <table:table-cell/>
        </table:table-row>
        <table:table-row table:style-name="ro2">
          <table:table-cell office:value-type="string" table:style-name="header_default">
            <text:p>__test_Year</text:p>
          </table:table-cell>
          <table:table-cell office:value-type="string" table:style-name="header_default">
            <text:p>__test_Asset</text:p>
          </table:table-cell>
          <table:table-cell office:value-type="string" table:style-name="header_default">
            <text:p>__test_Gains</text:p>
          </table:table-cell>
          <table:table-cell office:value-type="string" table:style-name="header_default">
            <text:p>__test_Gains Type</text:p>
          </table:table-cell>
          <table:table-cell office:value-type="string" table:style-name="header_default">
            <text:p>__test_Type</text:p>
          </table:table-cell>
          <table:table-cell office:value-type="string" table:style-name="header_default">
            <text:p>__test_Taxable Total</text:p>
          </table:table-cell>
          <table:table-cell office:value-type="string" table:style-name="header_default">
            <text:p>__test_Taxable Total</text:p>
          </table:table-cell>
          <table:table-cell office:value-type="string" table:style-name="header_default">
            <text:p>__test_Cost Basis</text:p>
          </table:table-cell>
          <table:table-cell/>
        </table:table-row>
        <table:table-row>
          <table:table-cell table:formula="=HYPERLINK(&quot;#__test_B1 Tax.a24:z24&quot;; 2020)" table:style-name="transparent_default"/>
          <table:table-cell table:formula="=HYPERLINK(&quot;#__test_B1 Tax.a24:z24&quot;; &quot;B1&quot;)" table:style-name="transparent_default"/>
          <table:table-cell table:formula="=HYPERLINK(&quot;#__test_B1 Tax.a24:z24&quot;; 63000.000000000000000)" table:style-name="transparent_fiat"/>
          <table:table-cell table:formula="=HYPERLINK(&quot;#__test_B1 Tax.a24:z24&quot;; &quot;__test_SHORT&quot;)" table:style-name="transparent_default"/>
          <table:table-cell table:formula="=HYPERLINK(&quot;#__test_B1 Tax.a24:z24&quot;; &quot;INTEREST&quot;)" table:style-name="transparent_default"/>
          <table:table-cell table:formula="=HYPERLINK(&quot;#__test_B1 Tax.a24:z24&quot;; 5.00000000000)" table:style-name="transparent_crypto"/>
          <table:table-cell table:formula="=HYPERLINK(&quot;#__test_B1 Tax.a24:z24&quot;; 63000.000000000000000)" table:style-name="transparent_fiat"/>
          <table:table-cell table:formula="=HYPERLINK(&quot;#__test_B1 Tax.a24:z24&quot;; 0)" table:style-name="transparent_fiat"/>
          <table:table-cell/>
        </table:table-row>
        <table:table-row>
          <table:table-cell table:formula="=HYPERLINK(&quot;#__test_B2 Tax.a37:z37&quot;; 2021)" table:style-name="transparent_default"/>
          <table:table-cell table:formula="=HYPERLINK(&quot;#__test_B2 Tax.a37:z37&quot;; &quot;B2&quot;)" table:style-name="transparent_default"/>
          <table:table-cell table:formula="=HYPERLINK(&quot;#__test_B2 Tax.a37:z37&quot;; 10059.00000000000000000000000000)" table:style-name="transparent_fiat"/>
          <table:table-cell table:formula="=HYPERLINK(&quot;#__test_B2 Tax.a37:z37&quot;; &quot;__test_SHORT&quot;)" table:style-name="transparent_default"/>
          <table:table-cell table:formula="=HYPERLINK(&quot;#__test_B2 Tax.a37:z37&quot;; &quot;SELL&quot;)" table:style-name="transparent_default"/>
          <table:table-cell table:formula="=HYPERLINK(&quot;#__test_B2 Tax.a37:z37&quot;; 2.01000000000)" table:style-name="transparent_crypto"/>
          <table:table-cell table:formula="=HYPERLINK(&quot;#__test_B2 Tax.a37:z37&quot;; 40400.00000000000000000000000000)" table:style-name="transparent_fiat"/>
          <table:table-cell table:formula="=HYPERLINK(&quot;#__test_B2 Tax.a37:z37&quot;; 30341.00000000000000000)" table:style-name="transparent_fiat"/>
          <table:table-cell/>
        </table:table-row>
        <table:table-row>
          <table:table-cell table:formula="=HYPERLINK(&quot;#__test_B2 Tax.a28:z28&quot;; 2020)" table:style-name="transparent_default"/>
          <table:table-cell table:formula="=HYPERLINK(&quot;#__test_B2 Tax.a28:z28&quot;; &quot;B2&quot;)" table:style-name="transparent_default"/>
          <table:table-cell table:formula="=HYPERLINK(&quot;#__test_B2 Tax.a28:z28&quot;; 940.00000000000000000)" table:style-name="transparent_fiat"/>
          <table:table-cell table:formula="=HYPERLINK(&quot;#__test_B2 Tax.a28:z28&quot;; &quot;__test_SHORT&quot;)" table:style-name="transparent_default"/>
          <table:table-cell table:formula="=HYPERLINK(&quot;#__test_B2 Tax.a28:z28&quot;; &quot;SELL&quot;)" table:style-name="transparent_default"/>
          <table:table-cell table:formula="=HYPERLINK(&quot;#__test_B2 Tax.a28:z28&quot;; 1.20000000000)" table:style-name="transparent_crypto"/>
          <table:table-cell table:formula="=HYPERLINK(&quot;#__test_B2 Tax.a28:z28&quot;; 14440.00000000000000000)" table:style-name="transparent_fiat"/>
          <table:table-cell table:formula="=HYPERLINK(&quot;#__test_B2 Tax.a28:z28&quot;; 13500.0000000000000000)" table:style-name="transparent_fiat"/>
          <table:table-cell/>
        </table:table-row>
        <table:table-row>
          <table:table-cell table:formula="=HYPERLINK(&quot;#__test_B2 Tax.a28:z28&quot;; 2020)" table:style-name="transparent_default"/>
          <table:table-cell table:formula="=HYPERLINK(&quot;#__test_B2 Tax.a28:z28&quot;; &quot;B2&quot;)" table:style-name="transparent_default"/>
          <table:table-cell table:formula="=HYPERLINK(&quot;#__test_B2 Tax.a28:z28&quot;; 63000.000000000000000)" table:style-name="transparent_fiat"/>
          <table:table-cell table:formula="=HYPERLINK(&quot;#__test_B2 Tax.a28:z28&quot;; &quot;__test_SHORT&quot;)" table:style-name="transparent_default"/>
          <table:table-cell table:formula="=HYPERLINK(&quot;#__test_B2 Tax.a28:z28&quot;; &quot;INTEREST&quot;)" table:style-name="transparent_default"/>
          <table:table-cell table:formula="=HYPERLINK(&quot;#__test_B2 Tax.a28:z28&quot;; 5.00000000000)" table:style-name="transparent_crypto"/>
          <table:table-cell table:formula="=HYPERLINK(&quot;#__test_B2 Tax.a28:z28&quot;; 63000.000000000000000)" table:style-name="transparent_fiat"/>
          <table:table-cell table:formula="=HYPERLINK(&quot;#__test_B2 Tax.a28:z28&quot;; 0)" table:style-name="transparent_fiat"/>
          <table:table-cell/>
        </table:table-row>
        <table:table-row>
          <table:table-cell table:formula="=HYPERLINK(&quot;#__test_B2 Tax.a28:z28&quot;; 2020)" table:style-name="transparent_default"/>
          <table:table-cell table:formula="=HYPERLINK(&quot;#__test_B2 Tax.a28:z28&quot;; &quot;B2&quot;)" table:style-name="transparent_default"/>
          <table:table-cell table:formula="=HYPERLINK(&quot;#__test_B2 Tax.a28:z28&quot;; 7580.000000000000000)" table:style-name="transparent_fiat"/>
          <table:table-cell table:formula="=HYPERLINK(&quot;#__test_B2 Tax.a28:z28&quot;; &quot;__test_SHORT&quot;)" table:style-name="transparent_default"/>
          <table:table-cell table:formula="=HYPERLINK(&quot;#__test_B2 Tax.a28:z28&quot;; &quot;GIFT&quot;)" table:style-name="transparent_default"/>
          <table:table-cell table:formula="=HYPERLINK(&quot;#__test_B2 Tax.a28:z28&quot;; 5.00000000000)" table:style-name="transparent_crypto"/>
          <table:table-cell table:formula="=HYPERLINK(&quot;#__test_B2 Tax.a28:z28&quot;; 71000.000000000000000)" table:style-name="transparent_fiat"/>
          <table:table-cell table:formula="=HYPERLINK(&quot;#__test_B2 Tax.a28:z28&quot;; 63420.000000000000000)" table:style-name="transparent_fiat"/>
          <table:table-cell/>
        </table:table-row>
        <table:table-row>
          <table:table-cell table:formula="=HYPERLINK(&quot;#__test_B2 Tax.a28:z28&quot;; 2020)" table:style-name="transparent_default"/>
          <table:table-cell table:formula="=HYPERLINK(&quot;#__test_B2 Tax.a28:z28&quot;; &quot;B2&quot;)" table:style-name="transparent_default"/>
          <table:table-cell table:formula="=HYPERLINK(&quot;#__test_B2 Tax.a28:z28&quot;; 758.00000000000000)" table:style-name="transparent_fiat"/>
          <table:table-cell table:formula="=HYPERLINK(&quot;#__test_B2 Tax.a28:z28&quot;; &quot;__test_SHORT&quot;)" table:style-name="transparent_default"/>
          <table:table-cell table:formula="=HYPERLINK(&quot;#__test_B2 Tax.a28:z28&quot;; &quot;DONATE&quot;)" table:style-name="transparent_default"/>
          <table:table-cell table:formula="=HYPERLINK(&quot;#__test_B2 Tax.a28:z28&quot;; 3.79000000000)" table:style-name="transparent_crypto"/>
          <table:table-cell table:formula="=HYPERLINK(&quot;#__test_B2 Tax.a28:z28&quot;; 54197.00000000000000)" table:style-name="transparent_fiat"/>
          <table:table-cell table:formula="=HYPERLINK(&quot;#__test_B2 Tax.a28:z28&quot;; 53439.00000000000000)" table:style-name="transparent_fiat"/>
          <table:table-cell/>
        </table:table-row>
        <table:table-row>
          <table:table-cell table:formula="=HYPERLINK(&quot;#__test_B3 Tax.a32:z32&quot;; 2021)" table:style-name="transparent_default"/>
          <table:table-cell table:formula="=HYPERLINK(&quot;#__test_B3 Tax.a32:z32&quot;; &quot;B3&quot;)" table:style-name="transparent_default"/>
          <table:table-cell table:formula="=HYPERLINK(&quot;#__test_B3 Tax.a32:z32&quot;; 412.000000000000000000)" table:style-name="transparent_fiat"/>
          <table:table-cell table:formula="=HYPERLINK(&quot;#__test_B3 Tax.a32:z32&quot;; &quot;__test_SHORT&quot;)" table:style-name="transparent_default"/>
          <table:table-cell table:formula="=HYPERLINK(&quot;#__test_B3 Tax.a32:z32&quot;; &quot;MOVE&quot;)" table:style-name="transparent_default"/>
          <table:table-cell table:formula="=HYPERLINK(&quot;#__test_B3 Tax.a32:z32&quot;; 0.04000000000)" table:style-name="transparent_crypto"/>
          <table:table-cell table:formula="=HYPERLINK(&quot;#__test_B3 Tax.a32:z32&quot;; 856.000000000000000000)" table:style-name="transparent_fiat"/>
          <table:table-cell table:formula="=HYPERLINK(&quot;#__test_B3 Tax.a32:z32&quot;; 444.00000000000)" table:style-name="transparent_fiat"/>
          <table:table-cell/>
        </table:table-row>
        <table:table-row>
          <table:table-cell table:formula="=HYPERLINK(&quot;#__test_B3 Tax.a28:z28&quot;; 2020)" table:style-name="transparent_default"/>
          <table:table-cell table:formula="=HYPERLINK(&quot;#__test_B3 Tax.a28:z28&quot;; &quot;B3&quot;)" table:style-name="transparent_default"/>
          <table:table-cell table:formula="=HYPERLINK(&quot;#__test_B3 Tax.a28:z28&quot;; 69.0000000000000000000)" table:style-name="transparent_fiat"/>
          <table:table-cell table:formula="=HYPERLINK(&quot;#__test_B3 Tax.a28:z28&quot;; &quot;__test_SHORT&quot;)" table:style-name="transparent_default"/>
          <table:table-cell table:formula="=HYPERLINK(&quot;#__test_B3 Tax.a28:z28&quot;; &quot;MOVE&quot;)" table:style-name="transparent_default"/>
          <table:table-cell table:formula="=HYPERLINK(&quot;#__test_B3 Tax.a28:z28&quot;; 0.03000000000)" table:style-name="transparent_crypto"/>
          <table:table-cell table:formula="=HYPERLINK(&quot;#__test_B3 Tax.a28:z28&quot;; 402.0000000000000000000)" table:style-name="transparent_fiat"/>
          <table:table-cell table:formula="=HYPERLINK(&quot;#__test_B3 Tax.a28:z28&quot;; 333.00000000000)" table:style-name="transparent_fiat"/>
          <table:table-cell/>
        </table:table-row>
        <table:table-row>
          <table:table-cell table:formula="=HYPERLINK(&quot;#__test_B3 Tax.a28:z28&quot;; 2020)" table:style-name="transparent_default"/>
          <table:table-cell table:formula="=HYPERLINK(&quot;#__test_B3 Tax.a28:z28&quot;; &quot;B3&quot;)" table:style-name="transparent_default"/>
          <table:table-cell table:formula="=HYPERLINK(&quot;#__test_B3 Tax.a28:z28&quot;; 63000.000000000000000)" table:style-name="transparent_fiat"/>
          <table:table-cell table:formula="=HYPERLINK(&quot;#__test_B3 Tax.a28:z28&quot;; &quot;__test_SHORT&quot;)" table:style-name="transparent_default"/>
          <table:table-cell table:formula="=HYPERLINK(&quot;#__test_B3 Tax.a28:z28&quot;; &quot;INTEREST&quot;)" table:style-name="transparent_default"/>
          <table:table-cell table:formula="=HYPERLINK(&quot;#__test_B3 Tax.a28:z28&quot;; 5.00000000000)" table:style-name="transparent_crypto"/>
          <table:table-cell table:formula="=HYPERLINK(&quot;#__test_B3 Tax.a28:z28&quot;; 63000.000000000000000)" table:style-name="transparent_fiat"/>
          <table:table-cell table:formula="=HYPERLINK(&quot;#__test_B3 Tax.a28:z28&quot;; 0)" table:style-name="transparent_fiat"/>
          <table:table-cell/>
        </table:table-row>
        <table:table-row>
          <table:table-cell table:formula="=HYPERLINK(&quot;#__test_B4 Tax.a43:z43&quot;; 2021)" table:style-name="transparent_default"/>
          <table:table-cell table:formula="=HYPERLINK(&quot;#__test_B4 Tax.a43:z43&quot;; &quot;B4&quot;)" table:style-name="transparent_default"/>
          <table:table-cell table:formula="=HYPERLINK(&quot;#__test_B4 Tax.a43:z43&quot;; 10049.000000000000000)" table:style-name="transparent_fiat"/>
          <table:table-cell table:formula="=HYPERLINK(&quot;#__test_B4 Tax.a43:z43&quot;; &quot;__test_SHORT&quot;)" table:style-name="transparent_default"/>
          <table:table-cell table:formula="=HYPERLINK(&quot;#__test_B4 Tax.a43:z43&quot;; &quot;SELL&quot;)" table:style-name="transparent_default"/>
          <table:table-cell table:formula="=HYPERLINK(&quot;#__test_B4 Tax.a43:z43&quot;; 2.01000000000)" table:style-name="transparent_crypto"/>
          <table:table-cell table:formula="=HYPERLINK(&quot;#__test_B4 Tax.a43:z43&quot;; 40400.000000000000000)" table:style-name="transparent_fiat"/>
          <table:table-cell table:formula="=HYPERLINK(&quot;#__test_B4 Tax.a43:z43&quot;; 30351.00000000000)" table:style-name="transparent_fiat"/>
          <table:table-cell/>
        </table:table-row>
        <table:table-row>
          <table:table-cell table:formula="=HYPERLINK(&quot;#__test_B4 Tax.a43:z43&quot;; 2021)" table:style-name="transparent_default"/>
          <table:table-cell table:formula="=HYPERLINK(&quot;#__test_B4 Tax.a43:z43&quot;; &quot;B4&quot;)" table:style-name="transparent_default"/>
          <table:table-cell table:formula="=HYPERLINK(&quot;#__test_B4 Tax.a43:z43&quot;; 252.000000000000000000)" table:style-name="transparent_fiat"/>
          <table:table-cell table:formula="=HYPERLINK(&quot;#__test_B4 Tax.a43:z43&quot;; &quot;__test_SHORT&quot;)" table:style-name="transparent_default"/>
          <table:table-cell table:formula="=HYPERLINK(&quot;#__test_B4 Tax.a43:z43&quot;; &quot;MOVE&quot;)" table:style-name="transparent_default"/>
          <table:table-cell table:formula="=HYPERLINK(&quot;#__test_B4 Tax.a43:z43&quot;; 0.04000000000)" table:style-name="transparent_crypto"/>
          <table:table-cell table:formula="=HYPERLINK(&quot;#__test_B4 Tax.a43:z43&quot;; 856.000000000000000000)" table:style-name="transparent_fiat"/>
          <table:table-cell table:formula="=HYPERLINK(&quot;#__test_B4 Tax.a43:z43&quot;; 604.00000000000)" table:style-name="transparent_fiat"/>
          <table:table-cell/>
        </table:table-row>
        <table:table-row>
          <table:table-cell table:formula="=HYPERLINK(&quot;#__test_B4 Tax.a32:z32&quot;; 2020)" table:style-name="transparent_default"/>
          <table:table-cell table:formula="=HYPERLINK(&quot;#__test_B4 Tax.a32:z32&quot;; &quot;B4&quot;)" table:style-name="transparent_default"/>
          <table:table-cell table:formula="=HYPERLINK(&quot;#__test_B4 Tax.a32:z32&quot;; 931.00000000000000000)" table:style-name="transparent_fiat"/>
          <table:table-cell table:formula="=HYPERLINK(&quot;#__test_B4 Tax.a32:z32&quot;; &quot;__test_SHORT&quot;)" table:style-name="transparent_default"/>
          <table:table-cell table:formula="=HYPERLINK(&quot;#__test_B4 Tax.a32:z32&quot;; &quot;SELL&quot;)" table:style-name="transparent_default"/>
          <table:table-cell table:formula="=HYPERLINK(&quot;#__test_B4 Tax.a32:z32&quot;; 1.20000000000)" table:style-name="transparent_crypto"/>
          <table:table-cell table:formula="=HYPERLINK(&quot;#__test_B4 Tax.a32:z32&quot;; 14440.00000000000000000)" table:style-name="transparent_fiat"/>
          <table:table-cell table:formula="=HYPERLINK(&quot;#__test_B4 Tax.a32:z32&quot;; 13509.0000000000000000)" table:style-name="transparent_fiat"/>
          <table:table-cell/>
        </table:table-row>
        <table:table-row>
          <table:table-cell table:formula="=HYPERLINK(&quot;#__test_B4 Tax.a32:z32&quot;; 2020)" table:style-name="transparent_default"/>
          <table:table-cell table:formula="=HYPERLINK(&quot;#__test_B4 Tax.a32:z32&quot;; &quot;B4&quot;)" table:style-name="transparent_default"/>
          <table:table-cell table:formula="=HYPERLINK(&quot;#__test_B4 Tax.a32:z32&quot;; -11.0000000000000000000)" table:style-name="transparent_fiat"/>
          <table:table-cell table:formula="=HYPERLINK(&quot;#__test_B4 Tax.a32:z32&quot;; &quot;__test_SHORT&quot;)" table:style-name="transparent_default"/>
          <table:table-cell table:formula="=HYPERLINK(&quot;#__test_B4 Tax.a32:z32&quot;; &quot;MOVE&quot;)" table:style-name="transparent_default"/>
          <table:table-cell table:formula="=HYPERLINK(&quot;#__test_B4 Tax.a32:z32&quot;; 0.03000000000)" table:style-name="transparent_crypto"/>
          <table:table-cell table:formula="=HYPERLINK(&quot;#__test_B4 Tax.a32:z32&quot;; 402.0000000000000000000)" table:style-name="transparent_fiat"/>
          <table:table-cell table:formula="=HYPERLINK(&quot;#__test_B4 Tax.a32:z32&quot;; 413.00000000000)" table:style-name="transparent_fiat"/>
          <table:table-cell/>
        </table:table-row>
        <table:table-row>
          <table:table-cell table:formula="=HYPERLINK(&quot;#__test_B4 Tax.a32:z32&quot;; 2020)" table:style-name="transparent_default"/>
          <table:table-cell table:formula="=HYPERLINK(&quot;#__test_B4 Tax.a32:z32&quot;; &quot;B4&quot;)" table:style-name="transparent_default"/>
          <table:table-cell table:formula="=HYPERLINK(&quot;#__test_B4 Tax.a32:z32&quot;; 63000.000000000000000)" table:style-name="transparent_fiat"/>
          <table:table-cell table:formula="=HYPERLINK(&quot;#__test_B4 Tax.a32:z32&quot;; &quot;__test_SHORT&quot;)" table:style-name="transparent_default"/>
          <table:table-cell table:formula="=HYPERLINK(&quot;#__test_B4 Tax.a32:z32&quot;; &quot;INTEREST&quot;)" table:style-name="transparent_default"/>
          <table:table-cell table:formula="=HYPERLINK(&quot;#__test_B4 Tax.a32:z32&quot;; 5.00000000000)" table:style-name="transparent_crypto"/>
          <table:table-cell table:formula="=HYPERLINK(&quot;#__test_B4 Tax.a32:z32&quot;; 63000.000000000000000)" table:style-name="transparent_fiat"/>
          <table:table-cell table:formula="=HYPERLINK(&quot;#__test_B4 Tax.a32:z32&quot;; 0)" table:style-name="transparent_fiat"/>
          <table:table-cell/>
        </table:table-row>
        <table:table-row>
          <table:table-cell table:formula="=HYPERLINK(&quot;#__test_B4 Tax.a32:z32&quot;; 2020)" table:style-name="transparent_default"/>
          <table:table-cell table:formula="=HYPERLINK(&quot;#__test_B4 Tax.a32:z32&quot;; &quot;B4&quot;)" table:style-name="transparent_default"/>
          <table:table-cell table:formula="=HYPERLINK(&quot;#__test_B4 Tax.a32:z32&quot;; 7559.000000000000000)" table:style-name="transparent_fiat"/>
          <table:table-cell table:formula="=HYPERLINK(&quot;#__test_B4 Tax.a32:z32&quot;; &quot;__test_SHORT&quot;)" table:style-name="transparent_default"/>
          <table:table-cell table:formula="=HYPERLINK(&quot;#__test_B4 Tax.a32:z32&quot;; &quot;GIFT&quot;)" table:style-name="transparent_default"/>
          <table:table-cell table:formula="=HYPERLINK(&quot;#__test_B4 Tax.a32:z32&quot;; 5.00000000000)" table:style-name="transparent_crypto"/>
          <table:table-cell table:formula="=HYPERLINK(&quot;#__test_B4 Tax.a32:z32&quot;; 71000.000000000000000)" table:style-name="transparent_fiat"/>
          <table:table-cell table:formula="=HYPERLINK(&quot;#__test_B4 Tax.a32:z32&quot;; 63441.000000000000000)" table:style-name="transparent_fiat"/>
          <table:table-cell/>
        </table:table-row>
        <table:table-row>
          <table:table-cell table:formula="=HYPERLINK(&quot;#__test_B4 Tax.a32:z32&quot;; 2020)" table:style-name="transparent_default"/>
          <table:table-cell table:formula="=HYPERLINK(&quot;#__test_B4 Tax.a32:z32&quot;; &quot;B4&quot;)" table:style-name="transparent_default"/>
          <table:table-cell table:formula="=HYPERLINK(&quot;#__test_B4 Tax.a32:z32&quot;; 758.00000000000000)" table:style-name="transparent_fiat"/>
          <table:table-cell table:formula="=HYPERLINK(&quot;#__test_B4 Tax.a32:z32&quot;; &quot;__test_SHORT&quot;)" table:style-name="transparent_default"/>
          <table:table-cell table:formula="=HYPERLINK(&quot;#__test_B4 Tax.a32:z32&quot;; &quot;DONATE&quot;)" table:style-name="transparent_default"/>
          <table:table-cell table:formula="=HYPERLINK(&quot;#__test_B4 Tax.a32:z32&quot;; 3.79000000000)" table:style-name="transparent_crypto"/>
          <table:table-cell table:formula="=HYPERLINK(&quot;#__test_B4 Tax.a32:z32&quot;; 54197.00000000000000)" table:style-name="transparent_fiat"/>
          <table:table-cell table:formula="=HYPERLINK(&quot;#__test_B4 Tax.a32:z32&quot;; 53439.00000000000000)" table:style-name="transparent_fiat"/>
          <table:table-cell/>
        </table:table-row>
      </table:table>
      <table:named-expressions/>
      <text:variable-decls/>
      <text:user-field-decls/>
      <table:table table:name="__test_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__test_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Crypto</text:p>
          </table:table-cell>
          <table:table-cell office:value-type="string" table:style-name="header_default">
            <text:p>__test_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JPY In</text:p>
          </table:table-cell>
          <table:table-cell office:value-type="string" table:style-name="header_default">
            <text:p>__test_JPY In</text:p>
          </table:table-cell>
          <table:table-cell office:value-type="string" table:style-name="header_default">
            <text:p>__test_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__test_Sent/Sold</text:p>
          </table:table-cell>
          <table:table-cell office:value-type="string" table:style-name="header_default">
            <text:p>__test_Timestamp</text:p>
          </table:table-cell>
          <table:table-cell office:value-type="string" table:style-name="header_default">
            <text:p>__test_Asset</text:p>
          </table:table-cell>
          <table:table-cell office:value-type="string" table:style-name="header_default">
            <text:p>__test_Exchange</text:p>
          </table:table-cell>
          <table:table-cell office:value-type="string" table:style-name="header_default">
            <text:p>__test_Holder</text:p>
          </table:table-cell>
          <table:table-cell office:value-type="string" table:style-name="header_default">
            <text:p>__test_Type</text:p>
          </table:table-cell>
          <table:table-cell office:value-type="string" table:style-name="header_default">
            <text:p>__test_Spot Price</text:p>
          </table:table-cell>
          <table:table-cell office:value-type="string" table:style-name="header_default">
            <text:p>__test_In</text:p>
          </table:table-cell>
          <table:table-cell office:value-type="string" table:style-name="header_default">
            <text:p>__test_Running Sum</text:p>
          </table:table-cell>
          <table:table-cell office:value-type="string" table:style-name="header_default">
            <text:p>__test_JPY Fee</text:p>
          </table:table-cell>
          <table:table-cell office:value-type="string" table:style-name="header_default">
            <text:p>__test_No Fee</text:p>
          </table:table-cell>
          <table:table-cell office:value-type="string" table:style-name="header_default">
            <text:p>__test_With Fee</text:p>
          </table:table-cell>
          <table:table-cell office:value-type="string" table:style-name="header_default">
            <text:p>__test_Event</text:p>
          </table:table-cell>
          <table:table-cell office:value-type="string" table:style-name="header_default">
            <text:p>__test_N/A</text:p>
          </table:table-cell>
          <table:table-cell office:value-type="string" table:style-name="header_default">
            <text:p>__test_Unique Id</text:p>
          </table:table-cell>
          <table:table-cell office:value-type="string" table:style-name="header_default">
            <text:p>__test_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__test_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__test_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__test_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__test_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__test_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__test_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Crypto Out</text:p>
          </table:table-cell>
          <table:table-cell office:value-type="string" table:style-name="header_default">
            <text:p>__test_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__test_Timestamp</text:p>
          </table:table-cell>
          <table:table-cell office:value-type="string" table:style-name="header_default">
            <text:p>__test_Asset</text:p>
          </table:table-cell>
          <table:table-cell office:value-type="string" table:style-name="header_default">
            <text:p>__test_Exchange</text:p>
          </table:table-cell>
          <table:table-cell office:value-type="string" table:style-name="header_default">
            <text:p>__test_Holder</text:p>
          </table:table-cell>
          <table:table-cell office:value-type="string" table:style-name="header_default">
            <text:p>__test_Type</text:p>
          </table:table-cell>
          <table:table-cell office:value-type="string" table:style-name="header_default">
            <text:p>__test_Spot Price</text:p>
          </table:table-cell>
          <table:table-cell office:value-type="string" table:style-name="header_default">
            <text:p>__test_Crypto Out</text:p>
          </table:table-cell>
          <table:table-cell office:value-type="string" table:style-name="header_default">
            <text:p>__test_Crypto Fee</text:p>
          </table:table-cell>
          <table:table-cell office:value-type="string" table:style-name="header_default">
            <text:p>__test_Running Sum</text:p>
          </table:table-cell>
          <table:table-cell office:value-type="string" table:style-name="header_default">
            <text:p>__test_Running Sum</text:p>
          </table:table-cell>
          <table:table-cell office:value-type="string" table:style-name="header_default">
            <text:p>__test_JPY Out</text:p>
          </table:table-cell>
          <table:table-cell office:value-type="string" table:style-name="header_default">
            <text:p>__test_JPY Fee</text:p>
          </table:table-cell>
          <table:table-cell office:value-type="string" table:style-name="header_default">
            <text:p>__test_Event</text:p>
          </table:table-cell>
          <table:table-cell office:value-type="string" table:style-name="header_default">
            <text:p>__test_Unique Id</text:p>
          </table:table-cell>
          <table:table-cell office:value-type="string" table:style-name="header_default">
            <text:p>__test_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__test_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From</text:p>
          </table:table-cell>
          <table:table-cell office:value-type="string" table:style-name="header_default">
            <text:p>__test_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__test_Timestamp</text:p>
          </table:table-cell>
          <table:table-cell office:value-type="string" table:style-name="header_default">
            <text:p>__test_Asset</text:p>
          </table:table-cell>
          <table:table-cell office:value-type="string" table:style-name="header_default">
            <text:p>__test_Exchange</text:p>
          </table:table-cell>
          <table:table-cell office:value-type="string" table:style-name="header_default">
            <text:p>__test_Holder</text:p>
          </table:table-cell>
          <table:table-cell office:value-type="string" table:style-name="header_default">
            <text:p>__test_To Exchange</text:p>
          </table:table-cell>
          <table:table-cell office:value-type="string" table:style-name="header_default">
            <text:p>__test_To Holder</text:p>
          </table:table-cell>
          <table:table-cell office:value-type="string" table:style-name="header_default">
            <text:p>__test_Spot Price</text:p>
          </table:table-cell>
          <table:table-cell office:value-type="string" table:style-name="header_default">
            <text:p>__test_Crypto Sent</text:p>
          </table:table-cell>
          <table:table-cell office:value-type="string" table:style-name="header_default">
            <text:p>__test_Received</text:p>
          </table:table-cell>
          <table:table-cell office:value-type="string" table:style-name="header_default">
            <text:p>__test_Crypto Fee</text:p>
          </table:table-cell>
          <table:table-cell office:value-type="string" table:style-name="header_default">
            <text:p>__test_Running Sum</text:p>
          </table:table-cell>
          <table:table-cell office:value-type="string" table:style-name="header_default">
            <text:p>__test_JPY Fee</text:p>
          </table:table-cell>
          <table:table-cell office:value-type="string" table:style-name="header_default">
            <text:p>__test_Event</text:p>
          </table:table-cell>
          <table:table-cell office:value-type="string" table:style-name="header_default">
            <text:p>__test_Unique Id</text:p>
          </table:table-cell>
          <table:table-cell office:value-type="string" table:style-name="header_default">
            <text:p>__test_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__test_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__test_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Capital</text:p>
          </table:table-cell>
          <table:table-cell office:value-type="string" table:style-name="header_default">
            <text:p>__test_Capital</text:p>
          </table:table-cell>
          <table:table-cell office:value-type="string" table:style-name="header_default">
            <text:p>__test_Transaction</text:p>
          </table:table-cell>
          <table:table-cell office:value-type="string" table:style-name="header_default">
            <text:p>__test_Crypto</text:p>
          </table:table-cell>
          <table:table-cell office:value-type="string" table:style-name="header_default">
            <text:p>__test_JPY</text:p>
          </table:table-cell>
          <table:table-cell office:value-type="string" table:style-name="header_default">
            <text:p>__test_JPY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__test_Year</text:p>
          </table:table-cell>
          <table:table-cell office:value-type="string" table:style-name="header_default">
            <text:p>__test_Asset</text:p>
          </table:table-cell>
          <table:table-cell office:value-type="string" table:style-name="header_default">
            <text:p>__test_Gains</text:p>
          </table:table-cell>
          <table:table-cell office:value-type="string" table:style-name="header_default">
            <text:p>__test_Gains Type</text:p>
          </table:table-cell>
          <table:table-cell office:value-type="string" table:style-name="header_default">
            <text:p>__test_Type</text:p>
          </table:table-cell>
          <table:table-cell office:value-type="string" table:style-name="header_default">
            <text:p>__test_Taxable Total</text:p>
          </table:table-cell>
          <table:table-cell office:value-type="string" table:style-name="header_default">
            <text:p>__test_Taxable Total</text:p>
          </table:table-cell>
          <table:table-cell office:value-type="string" table:style-name="header_default">
            <text:p>__test_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63000.0" office:value-type="float" table:style-name="bold_fiat"/>
          <table:table-cell office:value-type="string" table:style-name="bold_default">
            <text:p>__test_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__test_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Acquired</text:p>
          </table:table-cell>
          <table:table-cell office:value-type="string" table:style-name="header_default">
            <text:p>__test_Sent</text:p>
          </table:table-cell>
          <table:table-cell office:value-type="string" table:style-name="header_default">
            <text:p>__test_Received</text:p>
          </table:table-cell>
          <table:table-cell office:value-type="string" table:style-name="header_default">
            <text:p>__test_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__test_Exchange</text:p>
          </table:table-cell>
          <table:table-cell office:value-type="string" table:style-name="header_default">
            <text:p>__test_Holder</text:p>
          </table:table-cell>
          <table:table-cell office:value-type="string" table:style-name="header_default">
            <text:p>__test_Asset</text:p>
          </table:table-cell>
          <table:table-cell office:value-type="string" table:style-name="header_default">
            <text:p>__test_Balance</text:p>
          </table:table-cell>
          <table:table-cell office:value-type="string" table:style-name="header_default">
            <text:p>__test_Balance</text:p>
          </table:table-cell>
          <table:table-cell office:value-type="string" table:style-name="header_default">
            <text:p>__test_Balance</text:p>
          </table:table-cell>
          <table:table-cell office:value-type="string" table:style-name="header_default">
            <text:p>__test_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__test_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__test_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__test_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__test_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__test_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__test_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Crypto Amt</text:p>
          </table:table-cell>
          <table:table-cell office:value-type="string" table:style-name="header_default">
            <text:p>__test_Capital</text:p>
          </table:table-cell>
          <table:table-cell office:value-type="string" table:style-name="header_default">
            <text:p>__test_Capital</text:p>
          </table:table-cell>
          <table:table-cell office:value-type="string" table:style-name="header_default">
            <text:p>__test_Taxable Event</text:p>
          </table:table-cell>
          <table:table-cell office:value-type="string" table:style-name="header_default">
            <text:p>__test_Taxable Event</text:p>
          </table:table-cell>
          <table:table-cell office:value-type="string" table:style-name="header_default">
            <text:p>__test_Taxable Event</text:p>
          </table:table-cell>
          <table:table-cell office:value-type="string" table:style-name="header_default">
            <text:p>__test_Taxable Event JPY</text:p>
          </table:table-cell>
          <table:table-cell office:value-type="string" table:style-name="header_default">
            <text:p>__test_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Taxable Event</text:p>
          </table:table-cell>
          <table:table-cell office:value-type="string" table:style-name="header_default">
            <text:p>__test_Acquired Lot</text:p>
          </table:table-cell>
          <table:table-cell office:value-type="string" table:style-name="header_default">
            <text:p>__test_Acquired Lot</text:p>
          </table:table-cell>
          <table:table-cell office:value-type="string" table:style-name="header_default">
            <text:p>__test_Acquired Lot JPY</text:p>
          </table:table-cell>
          <table:table-cell office:value-type="string" table:style-name="header_default">
            <text:p>__test_Acquired Lot JPY</text:p>
          </table:table-cell>
          <table:table-cell office:value-type="string" table:style-name="header_default">
            <text:p>__test_Acquired Lot JPY</text:p>
          </table:table-cell>
          <table:table-cell office:value-type="string" table:style-name="header_default">
            <text:p>__test_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__test_Amount</text:p>
          </table:table-cell>
          <table:table-cell office:value-type="string" table:style-name="header_default">
            <text:p>__test_Asset</text:p>
          </table:table-cell>
          <table:table-cell office:value-type="string" table:style-name="header_default">
            <text:p>__test_Running Sum</text:p>
          </table:table-cell>
          <table:table-cell office:value-type="string" table:style-name="header_default">
            <text:p>__test_Gains</text:p>
          </table:table-cell>
          <table:table-cell office:value-type="string" table:style-name="header_default">
            <text:p>__test_Gains Type</text:p>
          </table:table-cell>
          <table:table-cell office:value-type="string" table:style-name="header_default">
            <text:p>__test_Timestamp</text:p>
          </table:table-cell>
          <table:table-cell office:value-type="string" table:style-name="header_default">
            <text:p>__test_Direction/Type</text:p>
          </table:table-cell>
          <table:table-cell office:value-type="string" table:style-name="header_default">
            <text:p>__test_Fraction %</text:p>
          </table:table-cell>
          <table:table-cell office:value-type="string" table:style-name="header_default">
            <text:p>__test_Amount Fraction</text:p>
          </table:table-cell>
          <table:table-cell office:value-type="string" table:style-name="header_default">
            <text:p>__test_Spot Price</text:p>
          </table:table-cell>
          <table:table-cell office:value-type="string" table:style-name="header_default">
            <text:p>__test_Unique Id</text:p>
          </table:table-cell>
          <table:table-cell office:value-type="string" table:style-name="header_default">
            <text:p>__test_Fraction Description</text:p>
          </table:table-cell>
          <table:table-cell office:value-type="string" table:style-name="header_default">
            <text:p>__test_Timestamp</text:p>
          </table:table-cell>
          <table:table-cell office:value-type="string" table:style-name="header_default">
            <text:p>__test_Fraction %</text:p>
          </table:table-cell>
          <table:table-cell office:value-type="string" table:style-name="header_default">
            <text:p>__test_Amount Fraction</text:p>
          </table:table-cell>
          <table:table-cell office:value-type="string" table:style-name="header_default">
            <text:p>__test_Fee Fraction</text:p>
          </table:table-cell>
          <table:table-cell office:value-type="string" table:style-name="header_default">
            <text:p>__test_Cost Basis</text:p>
          </table:table-cell>
          <table:table-cell office:value-type="string" table:style-name="header_default">
            <text:p>__test_Spot Price</text:p>
          </table:table-cell>
          <table:table-cell office:value-type="string" table:style-name="header_default">
            <text:p>__test_Unique Id</text:p>
          </table:table-cell>
          <table:table-cell office:value-type="string" table:style-name="header_default">
            <text:p>__test_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__test_SHORT</text:p>
          </table:table-cell>
          <table:table-cell table:formula="=HYPERLINK(&quot;#__test_B1 In-Out.a5:z5&quot;; &quot;2020-02-01 11:18:00+00:00&quot;)" table:style-name="taxable_event_default"/>
          <table:table-cell table:formula="=HYPERLINK(&quot;#__test_B1 In-Out.a5:z5&quot;; &quot;IN / INTEREST&quot;)" table:style-name="taxable_event_default"/>
          <table:table-cell table:formula="=HYPERLINK(&quot;#__test_B1 In-Out.a5:z5&quot;; 1)" table:style-name="taxable_event_percent"/>
          <table:table-cell table:formula="=HYPERLINK(&quot;#__test_B1 In-Out.a5:z5&quot;; 24000.000000000000000)" table:style-name="highlighted_fiat"/>
          <table:table-cell table:formula="=HYPERLINK(&quot;#__test_B1 In-Out.a5:z5&quot;; 12000.00000000000)" table:style-name="taxable_event_fiat"/>
          <table:table-cell table:formula="=HYPERLINK(&quot;#__test_B1 In-Out.a5:z5&quot;; &quot;&quot;)" table:style-name="taxable_event_fiat"/>
          <table:table-cell table:formula="=HYPERLINK(&quot;#__test_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__test_SHORT</text:p>
          </table:table-cell>
          <table:table-cell table:formula="=HYPERLINK(&quot;#__test_B1 In-Out.a6:z6&quot;; &quot;2020-03-01 09:45:00+00:00&quot;)" table:style-name="taxable_event_alt_default"/>
          <table:table-cell table:formula="=HYPERLINK(&quot;#__test_B1 In-Out.a6:z6&quot;; &quot;IN / INTEREST&quot;)" table:style-name="taxable_event_alt_default"/>
          <table:table-cell table:formula="=HYPERLINK(&quot;#__test_B1 In-Out.a6:z6&quot;; 1)" table:style-name="taxable_event_alt_percent"/>
          <table:table-cell table:formula="=HYPERLINK(&quot;#__test_B1 In-Out.a6:z6&quot;; 39000.00000000000000)" table:style-name="highlighted_fiat"/>
          <table:table-cell table:formula="=HYPERLINK(&quot;#__test_B1 In-Out.a6:z6&quot;; 13000.00000000000)" table:style-name="taxable_event_alt_fiat"/>
          <table:table-cell table:formula="=HYPERLINK(&quot;#__test_B1 In-Out.a6:z6&quot;; &quot;&quot;)" table:style-name="taxable_event_alt_fiat"/>
          <table:table-cell table:formula="=HYPERLINK(&quot;#__test_B1 In-Out.a6:z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__test_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__test_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Crypto</text:p>
          </table:table-cell>
          <table:table-cell office:value-type="string" table:style-name="header_default">
            <text:p>__test_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JPY In</text:p>
          </table:table-cell>
          <table:table-cell office:value-type="string" table:style-name="header_default">
            <text:p>__test_JPY In</text:p>
          </table:table-cell>
          <table:table-cell office:value-type="string" table:style-name="header_default">
            <text:p>__test_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__test_Sent/Sold</text:p>
          </table:table-cell>
          <table:table-cell office:value-type="string" table:style-name="header_default">
            <text:p>__test_Timestamp</text:p>
          </table:table-cell>
          <table:table-cell office:value-type="string" table:style-name="header_default">
            <text:p>__test_Asset</text:p>
          </table:table-cell>
          <table:table-cell office:value-type="string" table:style-name="header_default">
            <text:p>__test_Exchange</text:p>
          </table:table-cell>
          <table:table-cell office:value-type="string" table:style-name="header_default">
            <text:p>__test_Holder</text:p>
          </table:table-cell>
          <table:table-cell office:value-type="string" table:style-name="header_default">
            <text:p>__test_Type</text:p>
          </table:table-cell>
          <table:table-cell office:value-type="string" table:style-name="header_default">
            <text:p>__test_Spot Price</text:p>
          </table:table-cell>
          <table:table-cell office:value-type="string" table:style-name="header_default">
            <text:p>__test_In</text:p>
          </table:table-cell>
          <table:table-cell office:value-type="string" table:style-name="header_default">
            <text:p>__test_Running Sum</text:p>
          </table:table-cell>
          <table:table-cell office:value-type="string" table:style-name="header_default">
            <text:p>__test_JPY Fee</text:p>
          </table:table-cell>
          <table:table-cell office:value-type="string" table:style-name="header_default">
            <text:p>__test_No Fee</text:p>
          </table:table-cell>
          <table:table-cell office:value-type="string" table:style-name="header_default">
            <text:p>__test_With Fee</text:p>
          </table:table-cell>
          <table:table-cell office:value-type="string" table:style-name="header_default">
            <text:p>__test_Event</text:p>
          </table:table-cell>
          <table:table-cell office:value-type="string" table:style-name="header_default">
            <text:p>__test_N/A</text:p>
          </table:table-cell>
          <table:table-cell office:value-type="string" table:style-name="header_default">
            <text:p>__test_Unique Id</text:p>
          </table:table-cell>
          <table:table-cell office:value-type="string" table:style-name="header_default">
            <text:p>__test_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__test_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__test_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__test_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__test_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__test_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__test_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Crypto Out</text:p>
          </table:table-cell>
          <table:table-cell office:value-type="string" table:style-name="header_default">
            <text:p>__test_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__test_Timestamp</text:p>
          </table:table-cell>
          <table:table-cell office:value-type="string" table:style-name="header_default">
            <text:p>__test_Asset</text:p>
          </table:table-cell>
          <table:table-cell office:value-type="string" table:style-name="header_default">
            <text:p>__test_Exchange</text:p>
          </table:table-cell>
          <table:table-cell office:value-type="string" table:style-name="header_default">
            <text:p>__test_Holder</text:p>
          </table:table-cell>
          <table:table-cell office:value-type="string" table:style-name="header_default">
            <text:p>__test_Type</text:p>
          </table:table-cell>
          <table:table-cell office:value-type="string" table:style-name="header_default">
            <text:p>__test_Spot Price</text:p>
          </table:table-cell>
          <table:table-cell office:value-type="string" table:style-name="header_default">
            <text:p>__test_Crypto Out</text:p>
          </table:table-cell>
          <table:table-cell office:value-type="string" table:style-name="header_default">
            <text:p>__test_Crypto Fee</text:p>
          </table:table-cell>
          <table:table-cell office:value-type="string" table:style-name="header_default">
            <text:p>__test_Running Sum</text:p>
          </table:table-cell>
          <table:table-cell office:value-type="string" table:style-name="header_default">
            <text:p>__test_Running Sum</text:p>
          </table:table-cell>
          <table:table-cell office:value-type="string" table:style-name="header_default">
            <text:p>__test_JPY Out</text:p>
          </table:table-cell>
          <table:table-cell office:value-type="string" table:style-name="header_default">
            <text:p>__test_JPY Fee</text:p>
          </table:table-cell>
          <table:table-cell office:value-type="string" table:style-name="header_default">
            <text:p>__test_Event</text:p>
          </table:table-cell>
          <table:table-cell office:value-type="string" table:style-name="header_default">
            <text:p>__test_Unique Id</text:p>
          </table:table-cell>
          <table:table-cell office:value-type="string" table:style-name="header_default">
            <text:p>__test_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__test_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__test_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__test_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__test_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__test_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__test_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From</text:p>
          </table:table-cell>
          <table:table-cell office:value-type="string" table:style-name="header_default">
            <text:p>__test_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__test_Timestamp</text:p>
          </table:table-cell>
          <table:table-cell office:value-type="string" table:style-name="header_default">
            <text:p>__test_Asset</text:p>
          </table:table-cell>
          <table:table-cell office:value-type="string" table:style-name="header_default">
            <text:p>__test_Exchange</text:p>
          </table:table-cell>
          <table:table-cell office:value-type="string" table:style-name="header_default">
            <text:p>__test_Holder</text:p>
          </table:table-cell>
          <table:table-cell office:value-type="string" table:style-name="header_default">
            <text:p>__test_To Exchange</text:p>
          </table:table-cell>
          <table:table-cell office:value-type="string" table:style-name="header_default">
            <text:p>__test_To Holder</text:p>
          </table:table-cell>
          <table:table-cell office:value-type="string" table:style-name="header_default">
            <text:p>__test_Spot Price</text:p>
          </table:table-cell>
          <table:table-cell office:value-type="string" table:style-name="header_default">
            <text:p>__test_Crypto Sent</text:p>
          </table:table-cell>
          <table:table-cell office:value-type="string" table:style-name="header_default">
            <text:p>__test_Received</text:p>
          </table:table-cell>
          <table:table-cell office:value-type="string" table:style-name="header_default">
            <text:p>__test_Crypto Fee</text:p>
          </table:table-cell>
          <table:table-cell office:value-type="string" table:style-name="header_default">
            <text:p>__test_Running Sum</text:p>
          </table:table-cell>
          <table:table-cell office:value-type="string" table:style-name="header_default">
            <text:p>__test_JPY Fee</text:p>
          </table:table-cell>
          <table:table-cell office:value-type="string" table:style-name="header_default">
            <text:p>__test_Event</text:p>
          </table:table-cell>
          <table:table-cell office:value-type="string" table:style-name="header_default">
            <text:p>__test_Unique Id</text:p>
          </table:table-cell>
          <table:table-cell office:value-type="string" table:style-name="header_default">
            <text:p>__test_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__test_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__test_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Capital</text:p>
          </table:table-cell>
          <table:table-cell office:value-type="string" table:style-name="header_default">
            <text:p>__test_Capital</text:p>
          </table:table-cell>
          <table:table-cell office:value-type="string" table:style-name="header_default">
            <text:p>__test_Transaction</text:p>
          </table:table-cell>
          <table:table-cell office:value-type="string" table:style-name="header_default">
            <text:p>__test_Crypto</text:p>
          </table:table-cell>
          <table:table-cell office:value-type="string" table:style-name="header_default">
            <text:p>__test_JPY</text:p>
          </table:table-cell>
          <table:table-cell office:value-type="string" table:style-name="header_default">
            <text:p>__test_JPY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__test_Year</text:p>
          </table:table-cell>
          <table:table-cell office:value-type="string" table:style-name="header_default">
            <text:p>__test_Asset</text:p>
          </table:table-cell>
          <table:table-cell office:value-type="string" table:style-name="header_default">
            <text:p>__test_Gains</text:p>
          </table:table-cell>
          <table:table-cell office:value-type="string" table:style-name="header_default">
            <text:p>__test_Gains Type</text:p>
          </table:table-cell>
          <table:table-cell office:value-type="string" table:style-name="header_default">
            <text:p>__test_Type</text:p>
          </table:table-cell>
          <table:table-cell office:value-type="string" table:style-name="header_default">
            <text:p>__test_Taxable Total</text:p>
          </table:table-cell>
          <table:table-cell office:value-type="string" table:style-name="header_default">
            <text:p>__test_Taxable Total</text:p>
          </table:table-cell>
          <table:table-cell office:value-type="string" table:style-name="header_default">
            <text:p>__test_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59.0" office:value-type="float" table:style-name="bold_fiat"/>
          <table:table-cell office:value-type="string" table:style-name="bold_default">
            <text:p>__test_SHORT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940.0" office:value-type="float" table:style-name="bold_border_fiat"/>
          <table:table-cell office:value-type="string" table:style-name="bold_border_default">
            <text:p>__test_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35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63000.0" office:value-type="float" table:style-name="bold_fiat"/>
          <table:table-cell office:value-type="string" table:style-name="bold_default">
            <text:p>__test_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580.0" office:value-type="float" table:style-name="bold_fiat"/>
          <table:table-cell office:value-type="string" table:style-name="bold_default">
            <text:p>__test_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34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__test_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__test_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Acquired</text:p>
          </table:table-cell>
          <table:table-cell office:value-type="string" table:style-name="header_default">
            <text:p>__test_Sent</text:p>
          </table:table-cell>
          <table:table-cell office:value-type="string" table:style-name="header_default">
            <text:p>__test_Received</text:p>
          </table:table-cell>
          <table:table-cell office:value-type="string" table:style-name="header_default">
            <text:p>__test_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__test_Exchange</text:p>
          </table:table-cell>
          <table:table-cell office:value-type="string" table:style-name="header_default">
            <text:p>__test_Holder</text:p>
          </table:table-cell>
          <table:table-cell office:value-type="string" table:style-name="header_default">
            <text:p>__test_Asset</text:p>
          </table:table-cell>
          <table:table-cell office:value-type="string" table:style-name="header_default">
            <text:p>__test_Balance</text:p>
          </table:table-cell>
          <table:table-cell office:value-type="string" table:style-name="header_default">
            <text:p>__test_Balance</text:p>
          </table:table-cell>
          <table:table-cell office:value-type="string" table:style-name="header_default">
            <text:p>__test_Balance</text:p>
          </table:table-cell>
          <table:table-cell office:value-type="string" table:style-name="header_default">
            <text:p>__test_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__test_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__test_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__test_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__test_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__test_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__test_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Crypto Amt</text:p>
          </table:table-cell>
          <table:table-cell office:value-type="string" table:style-name="header_default">
            <text:p>__test_Capital</text:p>
          </table:table-cell>
          <table:table-cell office:value-type="string" table:style-name="header_default">
            <text:p>__test_Capital</text:p>
          </table:table-cell>
          <table:table-cell office:value-type="string" table:style-name="header_default">
            <text:p>__test_Taxable Event</text:p>
          </table:table-cell>
          <table:table-cell office:value-type="string" table:style-name="header_default">
            <text:p>__test_Taxable Event</text:p>
          </table:table-cell>
          <table:table-cell office:value-type="string" table:style-name="header_default">
            <text:p>__test_Taxable Event</text:p>
          </table:table-cell>
          <table:table-cell office:value-type="string" table:style-name="header_default">
            <text:p>__test_Taxable Event JPY</text:p>
          </table:table-cell>
          <table:table-cell office:value-type="string" table:style-name="header_default">
            <text:p>__test_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Taxable Event</text:p>
          </table:table-cell>
          <table:table-cell office:value-type="string" table:style-name="header_default">
            <text:p>__test_Acquired Lot</text:p>
          </table:table-cell>
          <table:table-cell office:value-type="string" table:style-name="header_default">
            <text:p>__test_Acquired Lot</text:p>
          </table:table-cell>
          <table:table-cell office:value-type="string" table:style-name="header_default">
            <text:p>__test_Acquired Lot JPY</text:p>
          </table:table-cell>
          <table:table-cell office:value-type="string" table:style-name="header_default">
            <text:p>__test_Acquired Lot JPY</text:p>
          </table:table-cell>
          <table:table-cell office:value-type="string" table:style-name="header_default">
            <text:p>__test_Acquired Lot JPY</text:p>
          </table:table-cell>
          <table:table-cell office:value-type="string" table:style-name="header_default">
            <text:p>__test_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__test_Amount</text:p>
          </table:table-cell>
          <table:table-cell office:value-type="string" table:style-name="header_default">
            <text:p>__test_Asset</text:p>
          </table:table-cell>
          <table:table-cell office:value-type="string" table:style-name="header_default">
            <text:p>__test_Running Sum</text:p>
          </table:table-cell>
          <table:table-cell office:value-type="string" table:style-name="header_default">
            <text:p>__test_Gains</text:p>
          </table:table-cell>
          <table:table-cell office:value-type="string" table:style-name="header_default">
            <text:p>__test_Gains Type</text:p>
          </table:table-cell>
          <table:table-cell office:value-type="string" table:style-name="header_default">
            <text:p>__test_Timestamp</text:p>
          </table:table-cell>
          <table:table-cell office:value-type="string" table:style-name="header_default">
            <text:p>__test_Direction/Type</text:p>
          </table:table-cell>
          <table:table-cell office:value-type="string" table:style-name="header_default">
            <text:p>__test_Fraction %</text:p>
          </table:table-cell>
          <table:table-cell office:value-type="string" table:style-name="header_default">
            <text:p>__test_Amount Fraction</text:p>
          </table:table-cell>
          <table:table-cell office:value-type="string" table:style-name="header_default">
            <text:p>__test_Spot Price</text:p>
          </table:table-cell>
          <table:table-cell office:value-type="string" table:style-name="header_default">
            <text:p>__test_Unique Id</text:p>
          </table:table-cell>
          <table:table-cell office:value-type="string" table:style-name="header_default">
            <text:p>__test_Fraction Description</text:p>
          </table:table-cell>
          <table:table-cell office:value-type="string" table:style-name="header_default">
            <text:p>__test_Timestamp</text:p>
          </table:table-cell>
          <table:table-cell office:value-type="string" table:style-name="header_default">
            <text:p>__test_Fraction %</text:p>
          </table:table-cell>
          <table:table-cell office:value-type="string" table:style-name="header_default">
            <text:p>__test_Amount Fraction</text:p>
          </table:table-cell>
          <table:table-cell office:value-type="string" table:style-name="header_default">
            <text:p>__test_Fee Fraction</text:p>
          </table:table-cell>
          <table:table-cell office:value-type="string" table:style-name="header_default">
            <text:p>__test_Cost Basis</text:p>
          </table:table-cell>
          <table:table-cell office:value-type="string" table:style-name="header_default">
            <text:p>__test_Spot Price</text:p>
          </table:table-cell>
          <table:table-cell office:value-type="string" table:style-name="header_default">
            <text:p>__test_Unique Id</text:p>
          </table:table-cell>
          <table:table-cell office:value-type="string" table:style-name="header_default">
            <text:p>__test_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__test_SHORT</text:p>
          </table:table-cell>
          <table:table-cell table:formula="=HYPERLINK(&quot;#__test_B2 In-Out.a14:z14&quot;; &quot;2020-01-11 11:15:00+00:00&quot;)" table:style-name="taxable_event_default"/>
          <table:table-cell table:formula="=HYPERLINK(&quot;#__test_B2 In-Out.a14:z14&quot;; &quot;OUT / SELL&quot;)" table:style-name="taxable_event_default"/>
          <table:table-cell table:formula="=HYPERLINK(&quot;#__test_B2 In-Out.a14:z14&quot;; 1)" table:style-name="taxable_event_percent"/>
          <table:table-cell table:formula="=HYPERLINK(&quot;#__test_B2 In-Out.a14:z14&quot;; 2240.00000000000000000)" table:style-name="highlighted_fiat"/>
          <table:table-cell table:formula="=HYPERLINK(&quot;#__test_B2 In-Out.a14:z14&quot;; 11200.00000000000)" table:style-name="taxable_event_fiat"/>
          <table:table-cell table:formula="=HYPERLINK(&quot;#__test_B2 In-Out.a14:z14&quot;; &quot;&quot;)" table:style-name="taxable_event_fiat"/>
          <table:table-cell table:formula="=HYPERLINK(&quot;#__test_B2 In-Out.a14:z14&quot;; &quot;1/1: 0.20000000 of 0.20000000 B2&quot;)" table:style-name="taxable_event_note_default"/>
          <table:table-cell table:formula="=HYPERLINK(&quot;#__test_B2 In-Out.a4:z4&quot;; &quot;2020-01-01 08:41:00+00:00&quot;)" table:style-name="acquired_lot_default"/>
          <table:table-cell table:formula="=HYPERLINK(&quot;#__test_B2 In-Out.a4:z4&quot;; 0.2)" table:style-name="acquired_lot_percent"/>
          <table:table-cell table:formula="=HYPERLINK(&quot;#__test_B2 In-Out.a4:z4&quot;; 2220.00000000000)" table:style-name="acquired_lot_fiat"/>
          <table:table-cell table:formula="=HYPERLINK(&quot;#__test_B2 In-Out.a4:z4&quot;; 20.000000000000)" table:style-name="acquired_lot_fiat"/>
          <table:table-cell table:formula="=HYPERLINK(&quot;#__test_B2 In-Out.a4:z4&quot;; 2220.00000000000)" table:style-name="highlighted_fiat"/>
          <table:table-cell table:formula="=HYPERLINK(&quot;#__test_B2 In-Out.a4:z4&quot;; 11000.00000000000)" table:style-name="acquired_lot_fiat"/>
          <table:table-cell table:formula="=HYPERLINK(&quot;#__test_B2 In-Out.a4:z4&quot;; &quot;&quot;)" table:style-name="acquired_lot_fiat"/>
          <table:table-cell table:formula="=HYPERLINK(&quot;#__test_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2.2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__test_SHORT</text:p>
          </table:table-cell>
          <table:table-cell table:formula="=HYPERLINK(&quot;#__test_B2 In-Out.a5:z5&quot;; &quot;2020-02-01 11:18:00+00:00&quot;)" table:style-name="taxable_event_alt_default"/>
          <table:table-cell table:formula="=HYPERLINK(&quot;#__test_B2 In-Out.a5:z5&quot;; &quot;IN / INTEREST&quot;)" table:style-name="taxable_event_alt_default"/>
          <table:table-cell table:formula="=HYPERLINK(&quot;#__test_B2 In-Out.a5:z5&quot;; 1)" table:style-name="taxable_event_alt_percent"/>
          <table:table-cell table:formula="=HYPERLINK(&quot;#__test_B2 In-Out.a5:z5&quot;; 24000.000000000000000)" table:style-name="highlighted_fiat"/>
          <table:table-cell table:formula="=HYPERLINK(&quot;#__test_B2 In-Out.a5:z5&quot;; 12000.00000000000)" table:style-name="taxable_event_alt_fiat"/>
          <table:table-cell table:formula="=HYPERLINK(&quot;#__test_B2 In-Out.a5:z5&quot;; &quot;&quot;)" table:style-name="taxable_event_alt_fiat"/>
          <table:table-cell table:formula="=HYPERLINK(&quot;#__test_B2 In-Out.a5:z5&quot;; &quot;1/1: 2.00000000 of 2.00000000 B2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__test_SHORT</text:p>
          </table:table-cell>
          <table:table-cell table:formula="=HYPERLINK(&quot;#__test_B2 In-Out.a15:z15&quot;; &quot;2020-02-11 19:58:00+00:00&quot;)" table:style-name="taxable_event_default"/>
          <table:table-cell table:formula="=HYPERLINK(&quot;#__test_B2 In-Out.a15:z15&quot;; &quot;OUT / SELL&quot;)" table:style-name="taxable_event_default"/>
          <table:table-cell table:formula="=HYPERLINK(&quot;#__test_B2 In-Out.a15:z15&quot;; 0.8)" table:style-name="taxable_event_percent"/>
          <table:table-cell table:formula="=HYPERLINK(&quot;#__test_B2 In-Out.a15:z15&quot;; 9760.0000000000000000)" table:style-name="highlighted_fiat"/>
          <table:table-cell table:formula="=HYPERLINK(&quot;#__test_B2 In-Out.a15:z15&quot;; 12200.00000000000)" table:style-name="taxable_event_fiat"/>
          <table:table-cell table:formula="=HYPERLINK(&quot;#__test_B2 In-Out.a15:z15&quot;; &quot;&quot;)" table:style-name="taxable_event_fiat"/>
          <table:table-cell table:formula="=HYPERLINK(&quot;#__test_B2 In-Out.a15:z15&quot;; &quot;1/2: 0.80000000 of 1.00000000 B2&quot;)" table:style-name="taxable_event_note_default"/>
          <table:table-cell table:formula="=HYPERLINK(&quot;#__test_B2 In-Out.a4:z4&quot;; &quot;2020-01-01 08:41:00+00:00&quot;)" table:style-name="acquired_lot_default"/>
          <table:table-cell table:formula="=HYPERLINK(&quot;#__test_B2 In-Out.a4:z4&quot;; 0.8)" table:style-name="acquired_lot_percent"/>
          <table:table-cell table:formula="=HYPERLINK(&quot;#__test_B2 In-Out.a4:z4&quot;; 8880.00000000000)" table:style-name="acquired_lot_fiat"/>
          <table:table-cell table:formula="=HYPERLINK(&quot;#__test_B2 In-Out.a4:z4&quot;; 80.000000000000)" table:style-name="acquired_lot_fiat"/>
          <table:table-cell table:formula="=HYPERLINK(&quot;#__test_B2 In-Out.a4:z4&quot;; 8880.00000000000)" table:style-name="highlighted_fiat"/>
          <table:table-cell table:formula="=HYPERLINK(&quot;#__test_B2 In-Out.a4:z4&quot;; 11000.00000000000)" table:style-name="acquired_lot_fiat"/>
          <table:table-cell table:formula="=HYPERLINK(&quot;#__test_B2 In-Out.a4:z4&quot;; &quot;&quot;)" table:style-name="acquired_lot_fiat"/>
          <table:table-cell table:formula="=HYPERLINK(&quot;#__test_B2 In-Out.a4:z4&quot;; &quot;2/2: 0.8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__test_SHORT</text:p>
          </table:table-cell>
          <table:table-cell table:formula="=HYPERLINK(&quot;#__test_B2 In-Out.a15:z15&quot;; &quot;2020-02-11 19:58:00+00:00&quot;)" table:style-name="taxable_event_default"/>
          <table:table-cell table:formula="=HYPERLINK(&quot;#__test_B2 In-Out.a15:z15&quot;; &quot;OUT / SELL&quot;)" table:style-name="taxable_event_default"/>
          <table:table-cell table:formula="=HYPERLINK(&quot;#__test_B2 In-Out.a15:z15&quot;; 0.2)" table:style-name="taxable_event_percent"/>
          <table:table-cell table:formula="=HYPERLINK(&quot;#__test_B2 In-Out.a15:z15&quot;; 2440.0000000000000000)" table:style-name="highlighted_fiat"/>
          <table:table-cell table:formula="=HYPERLINK(&quot;#__test_B2 In-Out.a15:z15&quot;; 12200.00000000000)" table:style-name="taxable_event_fiat"/>
          <table:table-cell table:formula="=HYPERLINK(&quot;#__test_B2 In-Out.a15:z15&quot;; &quot;&quot;)" table:style-name="taxable_event_fiat"/>
          <table:table-cell table:formula="=HYPERLINK(&quot;#__test_B2 In-Out.a15:z15&quot;; &quot;2/2: 0.20000000 of 1.00000000 B2&quot;)" table:style-name="taxable_event_note_default"/>
          <table:table-cell table:formula="=HYPERLINK(&quot;#__test_B2 In-Out.a5:z5&quot;; &quot;2020-02-01 11:18:00+00:00&quot;)" table:style-name="acquired_lot_alt_default"/>
          <table:table-cell table:formula="=HYPERLINK(&quot;#__test_B2 In-Out.a5:z5&quot;; 0.1)" table:style-name="acquired_lot_alt_percent"/>
          <table:table-cell table:formula="=HYPERLINK(&quot;#__test_B2 In-Out.a5:z5&quot;; 2400.0000000000000000)" table:style-name="acquired_lot_alt_fiat"/>
          <table:table-cell table:formula="=HYPERLINK(&quot;#__test_B2 In-Out.a5:z5&quot;; 0.0)" table:style-name="acquired_lot_alt_fiat"/>
          <table:table-cell table:formula="=HYPERLINK(&quot;#__test_B2 In-Out.a5:z5&quot;; 2400.0000000000000000)" table:style-name="highlighted_fiat"/>
          <table:table-cell table:formula="=HYPERLINK(&quot;#__test_B2 In-Out.a5:z5&quot;; 12000.00000000000)" table:style-name="acquired_lot_alt_fiat"/>
          <table:table-cell table:formula="=HYPERLINK(&quot;#__test_B2 In-Out.a5:z5&quot;; &quot;&quot;)" table:style-name="acquired_lot_alt_fiat"/>
          <table:table-cell table:formula="=HYPERLINK(&quot;#__test_B2 In-Out.a5:z5&quot;; &quot;1/2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6.2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__test_SHORT</text:p>
          </table:table-cell>
          <table:table-cell table:formula="=HYPERLINK(&quot;#__test_B2 In-Out.a6:z6&quot;; &quot;2020-03-01 09:45:00+00:00&quot;)" table:style-name="taxable_event_alt_default"/>
          <table:table-cell table:formula="=HYPERLINK(&quot;#__test_B2 In-Out.a6:z6&quot;; &quot;IN / INTEREST&quot;)" table:style-name="taxable_event_alt_default"/>
          <table:table-cell table:formula="=HYPERLINK(&quot;#__test_B2 In-Out.a6:z6&quot;; 1)" table:style-name="taxable_event_alt_percent"/>
          <table:table-cell table:formula="=HYPERLINK(&quot;#__test_B2 In-Out.a6:z6&quot;; 39000.00000000000000)" table:style-name="highlighted_fiat"/>
          <table:table-cell table:formula="=HYPERLINK(&quot;#__test_B2 In-Out.a6:z6&quot;; 13000.00000000000)" table:style-name="taxable_event_alt_fiat"/>
          <table:table-cell table:formula="=HYPERLINK(&quot;#__test_B2 In-Out.a6:z6&quot;; &quot;&quot;)" table:style-name="taxable_event_alt_fiat"/>
          <table:table-cell table:formula="=HYPERLINK(&quot;#__test_B2 In-Out.a6:z6&quot;; &quot;1/1: 3.00000000 of 3.00000000 B2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crypto"/>
          <table:table-cell office:value-type="string" table:style-name="transparent_default">
            <text:p>B2</text:p>
          </table:table-cell>
          <table:table-cell office:value="8.0" office:value-type="float" table:style-name="transparent_crypto"/>
          <table:table-cell office:value="3960.0" office:value-type="float" table:style-name="transparent_fiat"/>
          <table:table-cell office:value-type="string" table:style-name="transparent_default">
            <text:p>__test_SHORT</text:p>
          </table:table-cell>
          <table:table-cell table:formula="=HYPERLINK(&quot;#__test_B2 In-Out.a16:z16&quot;; &quot;2020-04-11 07:10:00+00:00&quot;)" table:style-name="taxable_event_default"/>
          <table:table-cell table:formula="=HYPERLINK(&quot;#__test_B2 In-Out.a16:z16&quot;; &quot;OUT / GIFT&quot;)" table:style-name="taxable_event_default"/>
          <table:table-cell table:formula="=HYPERLINK(&quot;#__test_B2 In-Out.a16:z16&quot;; 0.36)" table:style-name="taxable_event_percent"/>
          <table:table-cell table:formula="=HYPERLINK(&quot;#__test_B2 In-Out.a16:z16&quot;; 25560.00000000000000)" table:style-name="highlighted_fiat"/>
          <table:table-cell table:formula="=HYPERLINK(&quot;#__test_B2 In-Out.a16:z16&quot;; 14200.00000000000)" table:style-name="taxable_event_fiat"/>
          <table:table-cell table:formula="=HYPERLINK(&quot;#__test_B2 In-Out.a16:z16&quot;; &quot;&quot;)" table:style-name="taxable_event_fiat"/>
          <table:table-cell table:formula="=HYPERLINK(&quot;#__test_B2 In-Out.a16:z16&quot;; &quot;1/3: 1.80000000 of 5.00000000 B2&quot;)" table:style-name="taxable_event_note_default"/>
          <table:table-cell table:formula="=HYPERLINK(&quot;#__test_B2 In-Out.a5:z5&quot;; &quot;2020-02-01 11:18:00+00:00&quot;)" table:style-name="acquired_lot_alt_default"/>
          <table:table-cell table:formula="=HYPERLINK(&quot;#__test_B2 In-Out.a5:z5&quot;; 0.9)" table:style-name="acquired_lot_alt_percent"/>
          <table:table-cell table:formula="=HYPERLINK(&quot;#__test_B2 In-Out.a5:z5&quot;; 21600.000000000000000)" table:style-name="acquired_lot_alt_fiat"/>
          <table:table-cell table:formula="=HYPERLINK(&quot;#__test_B2 In-Out.a5:z5&quot;; 0.0)" table:style-name="acquired_lot_alt_fiat"/>
          <table:table-cell table:formula="=HYPERLINK(&quot;#__test_B2 In-Out.a5:z5&quot;; 21600.000000000000000)" table:style-name="highlighted_fiat"/>
          <table:table-cell table:formula="=HYPERLINK(&quot;#__test_B2 In-Out.a5:z5&quot;; 12000.00000000000)" table:style-name="acquired_lot_alt_fiat"/>
          <table:table-cell table:formula="=HYPERLINK(&quot;#__test_B2 In-Out.a5:z5&quot;; &quot;&quot;)" table:style-name="acquired_lot_alt_fiat"/>
          <table:table-cell table:formula="=HYPERLINK(&quot;#__test_B2 In-Out.a5:z5&quot;; &quot;2/2: 1.8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__test_SHORT</text:p>
          </table:table-cell>
          <table:table-cell table:formula="=HYPERLINK(&quot;#__test_B2 In-Out.a16:z16&quot;; &quot;2020-04-11 07:10:00+00:00&quot;)" table:style-name="taxable_event_default"/>
          <table:table-cell table:formula="=HYPERLINK(&quot;#__test_B2 In-Out.a16:z16&quot;; &quot;OUT / GIFT&quot;)" table:style-name="taxable_event_default"/>
          <table:table-cell table:formula="=HYPERLINK(&quot;#__test_B2 In-Out.a16:z16&quot;; 0.6)" table:style-name="taxable_event_percent"/>
          <table:table-cell table:formula="=HYPERLINK(&quot;#__test_B2 In-Out.a16:z16&quot;; 42600.00000000000000)" table:style-name="highlighted_fiat"/>
          <table:table-cell table:formula="=HYPERLINK(&quot;#__test_B2 In-Out.a16:z16&quot;; 14200.00000000000)" table:style-name="taxable_event_fiat"/>
          <table:table-cell table:formula="=HYPERLINK(&quot;#__test_B2 In-Out.a16:z16&quot;; &quot;&quot;)" table:style-name="taxable_event_fiat"/>
          <table:table-cell table:formula="=HYPERLINK(&quot;#__test_B2 In-Out.a16:z16&quot;; &quot;2/3: 3.00000000 of 5.00000000 B2&quot;)" table:style-name="taxable_event_note_default"/>
          <table:table-cell table:formula="=HYPERLINK(&quot;#__test_B2 In-Out.a6:z6&quot;; &quot;2020-03-01 09:45:00+00:00&quot;)" table:style-name="acquired_lot_default"/>
          <table:table-cell table:formula="=HYPERLINK(&quot;#__test_B2 In-Out.a6:z6&quot;; 1)" table:style-name="acquired_lot_percent"/>
          <table:table-cell table:formula="=HYPERLINK(&quot;#__test_B2 In-Out.a6:z6&quot;; 39000.00000000000000)" table:style-name="acquired_lot_fiat"/>
          <table:table-cell table:formula="=HYPERLINK(&quot;#__test_B2 In-Out.a6:z6&quot;; 0)" table:style-name="acquired_lot_fiat"/>
          <table:table-cell table:formula="=HYPERLINK(&quot;#__test_B2 In-Out.a6:z6&quot;; 39000.00000000000000)" table:style-name="highlighted_fiat"/>
          <table:table-cell table:formula="=HYPERLINK(&quot;#__test_B2 In-Out.a6:z6&quot;; 13000.00000000000)" table:style-name="acquired_lot_fiat"/>
          <table:table-cell table:formula="=HYPERLINK(&quot;#__test_B2 In-Out.a6:z6&quot;; &quot;&quot;)" table:style-name="acquired_lot_fiat"/>
          <table:table-cell table:formula="=HYPERLINK(&quot;#__test_B2 In-Out.a6:z6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__test_SHORT</text:p>
          </table:table-cell>
          <table:table-cell table:formula="=HYPERLINK(&quot;#__test_B2 In-Out.a16:z16&quot;; &quot;2020-04-11 07:10:00+00:00&quot;)" table:style-name="taxable_event_default"/>
          <table:table-cell table:formula="=HYPERLINK(&quot;#__test_B2 In-Out.a16:z16&quot;; &quot;OUT / GIFT&quot;)" table:style-name="taxable_event_default"/>
          <table:table-cell table:formula="=HYPERLINK(&quot;#__test_B2 In-Out.a16:z16&quot;; 0.04)" table:style-name="taxable_event_percent"/>
          <table:table-cell table:formula="=HYPERLINK(&quot;#__test_B2 In-Out.a16:z16&quot;; 2840.000000000000000)" table:style-name="highlighted_fiat"/>
          <table:table-cell table:formula="=HYPERLINK(&quot;#__test_B2 In-Out.a16:z16&quot;; 14200.00000000000)" table:style-name="taxable_event_fiat"/>
          <table:table-cell table:formula="=HYPERLINK(&quot;#__test_B2 In-Out.a16:z16&quot;; &quot;&quot;)" table:style-name="taxable_event_fiat"/>
          <table:table-cell table:formula="=HYPERLINK(&quot;#__test_B2 In-Out.a16:z16&quot;; &quot;3/3: 0.20000000 of 5.00000000 B2&quot;)" table:style-name="taxable_event_note_default"/>
          <table:table-cell table:formula="=HYPERLINK(&quot;#__test_B2 In-Out.a7:z7&quot;; &quot;2020-04-01 09:45:00+00:00&quot;)" table:style-name="acquired_lot_alt_default"/>
          <table:table-cell table:formula="=HYPERLINK(&quot;#__test_B2 In-Out.a7:z7&quot;; 0.05)" table:style-name="acquired_lot_alt_percent"/>
          <table:table-cell table:formula="=HYPERLINK(&quot;#__test_B2 In-Out.a7:z7&quot;; 2820.000000000000000)" table:style-name="acquired_lot_alt_fiat"/>
          <table:table-cell table:formula="=HYPERLINK(&quot;#__test_B2 In-Out.a7:z7&quot;; 20.0000000000000)" table:style-name="acquired_lot_alt_fiat"/>
          <table:table-cell table:formula="=HYPERLINK(&quot;#__test_B2 In-Out.a7:z7&quot;; 2820.000000000000000)" table:style-name="highlighted_fiat"/>
          <table:table-cell table:formula="=HYPERLINK(&quot;#__test_B2 In-Out.a7:z7&quot;; 14000.00000000000)" table:style-name="acquired_lot_alt_fiat"/>
          <table:table-cell table:formula="=HYPERLINK(&quot;#__test_B2 In-Out.a7:z7&quot;; &quot;&quot;)" table:style-name="acquired_lot_alt_fiat"/>
          <table:table-cell table:formula="=HYPERLINK(&quot;#__test_B2 In-Out.a7:z7&quot;; &quot;1/3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__test_SHORT</text:p>
          </table:table-cell>
          <table:table-cell table:formula="=HYPERLINK(&quot;#__test_B2 In-Out.a17:z17&quot;; &quot;2020-04-12 17:50:00+00:00&quot;)" table:style-name="taxable_event_alt_default"/>
          <table:table-cell table:formula="=HYPERLINK(&quot;#__test_B2 In-Out.a17:z17&quot;; &quot;OUT / DONATE&quot;)" table:style-name="taxable_event_alt_default"/>
          <table:table-cell table:formula="=HYPERLINK(&quot;#__test_B2 In-Out.a17:z17&quot;; 1)" table:style-name="taxable_event_alt_percent"/>
          <table:table-cell table:formula="=HYPERLINK(&quot;#__test_B2 In-Out.a17:z17&quot;; 54197.00000000000000)" table:style-name="highlighted_fiat"/>
          <table:table-cell table:formula="=HYPERLINK(&quot;#__test_B2 In-Out.a17:z17&quot;; 14300.00000000000)" table:style-name="taxable_event_alt_fiat"/>
          <table:table-cell table:formula="=HYPERLINK(&quot;#__test_B2 In-Out.a17:z17&quot;; &quot;&quot;)" table:style-name="taxable_event_alt_fiat"/>
          <table:table-cell table:formula="=HYPERLINK(&quot;#__test_B2 In-Out.a17:z17&quot;; &quot;1/1: 3.79000000 of 3.79000000 B2&quot;)" table:style-name="taxable_event_note_default"/>
          <table:table-cell table:formula="=HYPERLINK(&quot;#__test_B2 In-Out.a7:z7&quot;; &quot;2020-04-01 09:45:00+00:00&quot;)" table:style-name="acquired_lot_alt_default"/>
          <table:table-cell table:formula="=HYPERLINK(&quot;#__test_B2 In-Out.a7:z7&quot;; 0.9475)" table:style-name="acquired_lot_alt_percent"/>
          <table:table-cell table:formula="=HYPERLINK(&quot;#__test_B2 In-Out.a7:z7&quot;; 53439.00000000000000)" table:style-name="acquired_lot_alt_fiat"/>
          <table:table-cell table:formula="=HYPERLINK(&quot;#__test_B2 In-Out.a7:z7&quot;; 379.000000000000000)" table:style-name="acquired_lot_alt_fiat"/>
          <table:table-cell table:formula="=HYPERLINK(&quot;#__test_B2 In-Out.a7:z7&quot;; 53439.00000000000000)" table:style-name="highlighted_fiat"/>
          <table:table-cell table:formula="=HYPERLINK(&quot;#__test_B2 In-Out.a7:z7&quot;; 14000.00000000000)" table:style-name="acquired_lot_alt_fiat"/>
          <table:table-cell table:formula="=HYPERLINK(&quot;#__test_B2 In-Out.a7:z7&quot;; &quot;&quot;)" table:style-name="acquired_lot_alt_fiat"/>
          <table:table-cell table:formula="=HYPERLINK(&quot;#__test_B2 In-Out.a7:z7&quot;; &quot;2/3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0" office:value-type="float" table:style-name="transparent_border_crypto"/>
          <table:table-cell office:value="59.995024875621894" office:value-type="float" table:style-name="transparent_border_fiat"/>
          <table:table-cell office:value-type="string" table:style-name="transparent_border_default">
            <text:p>__test_SHORT</text:p>
          </table:table-cell>
          <table:table-cell table:formula="=HYPERLINK(&quot;#__test_B2 In-Out.a18:z18&quot;; &quot;2021-06-11 05:31:00+00:00&quot;)" table:style-name="taxable_event_border_default"/>
          <table:table-cell table:formula="=HYPERLINK(&quot;#__test_B2 In-Out.a18:z18&quot;; &quot;OUT / SELL&quot;)" table:style-name="taxable_event_border_default"/>
          <table:table-cell table:formula="=HYPERLINK(&quot;#__test_B2 In-Out.a18:z18&quot;; 0.004975124378109452736318407960199)" table:style-name="taxable_event_border_percent"/>
          <table:table-cell table:formula="=HYPERLINK(&quot;#__test_B2 In-Out.a18:z18&quot;; 200.9950248756218905472636815920)" table:style-name="highlighted_border_fiat"/>
          <table:table-cell table:formula="=HYPERLINK(&quot;#__test_B2 In-Out.a18:z18&quot;; 20200.00000000000)" table:style-name="taxable_event_border_fiat"/>
          <table:table-cell table:formula="=HYPERLINK(&quot;#__test_B2 In-Out.a18:z18&quot;; &quot;&quot;)" table:style-name="taxable_event_border_fiat"/>
          <table:table-cell table:formula="=HYPERLINK(&quot;#__test_B2 In-Out.a18:z18&quot;; &quot;1/2: 0.01000000 of 2.01000000 B2&quot;)" table:style-name="taxable_event_note_border_default"/>
          <table:table-cell table:formula="=HYPERLINK(&quot;#__test_B2 In-Out.a7:z7&quot;; &quot;2020-04-01 09:45:00+00:00&quot;)" table:style-name="acquired_lot_alt_border_default"/>
          <table:table-cell table:formula="=HYPERLINK(&quot;#__test_B2 In-Out.a7:z7&quot;; 0.0025)" table:style-name="acquired_lot_alt_border_percent"/>
          <table:table-cell table:formula="=HYPERLINK(&quot;#__test_B2 In-Out.a7:z7&quot;; 141.00000000000000000)" table:style-name="acquired_lot_alt_border_fiat"/>
          <table:table-cell table:formula="=HYPERLINK(&quot;#__test_B2 In-Out.a7:z7&quot;; 1.000000000000000)" table:style-name="acquired_lot_alt_border_fiat"/>
          <table:table-cell table:formula="=HYPERLINK(&quot;#__test_B2 In-Out.a7:z7&quot;; 141.00000000000000000)" table:style-name="highlighted_border_fiat"/>
          <table:table-cell table:formula="=HYPERLINK(&quot;#__test_B2 In-Out.a7:z7&quot;; 14000.00000000000)" table:style-name="acquired_lot_alt_border_fiat"/>
          <table:table-cell table:formula="=HYPERLINK(&quot;#__test_B2 In-Out.a7:z7&quot;; &quot;&quot;)" table:style-name="acquired_lot_alt_border_fiat"/>
          <table:table-cell table:formula="=HYPERLINK(&quot;#__test_B2 In-Out.a7:z7&quot;; &quot;3/3: 0.01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9999.004975124379" office:value-type="float" table:style-name="transparent_fiat"/>
          <table:table-cell office:value-type="string" table:style-name="transparent_default">
            <text:p>__test_SHORT</text:p>
          </table:table-cell>
          <table:table-cell table:formula="=HYPERLINK(&quot;#__test_B2 In-Out.a18:z18&quot;; &quot;2021-06-11 05:31:00+00:00&quot;)" table:style-name="taxable_event_default"/>
          <table:table-cell table:formula="=HYPERLINK(&quot;#__test_B2 In-Out.a18:z18&quot;; &quot;OUT / SELL&quot;)" table:style-name="taxable_event_default"/>
          <table:table-cell table:formula="=HYPERLINK(&quot;#__test_B2 In-Out.a18:z18&quot;; 0.9950248756218905472636815920398)" table:style-name="taxable_event_percent"/>
          <table:table-cell table:formula="=HYPERLINK(&quot;#__test_B2 In-Out.a18:z18&quot;; 40199.00497512437810945273631841)" table:style-name="highlighted_fiat"/>
          <table:table-cell table:formula="=HYPERLINK(&quot;#__test_B2 In-Out.a18:z18&quot;; 20200.00000000000)" table:style-name="taxable_event_fiat"/>
          <table:table-cell table:formula="=HYPERLINK(&quot;#__test_B2 In-Out.a18:z18&quot;; &quot;&quot;)" table:style-name="taxable_event_fiat"/>
          <table:table-cell table:formula="=HYPERLINK(&quot;#__test_B2 In-Out.a18:z18&quot;; &quot;2/2: 2.00000000 of 2.01000000 B2&quot;)" table:style-name="taxable_event_note_default"/>
          <table:table-cell table:formula="=HYPERLINK(&quot;#__test_B2 In-Out.a8:z8&quot;; &quot;2020-05-01 14:03:00+00:00&quot;)" table:style-name="acquired_lot_default"/>
          <table:table-cell table:formula="=HYPERLINK(&quot;#__test_B2 In-Out.a8:z8&quot;; 0.4)" table:style-name="acquired_lot_percent"/>
          <table:table-cell table:formula="=HYPERLINK(&quot;#__test_B2 In-Out.a8:z8&quot;; 30200.00000000000)" table:style-name="acquired_lot_fiat"/>
          <table:table-cell table:formula="=HYPERLINK(&quot;#__test_B2 In-Out.a8:z8&quot;; 200.000000000000)" table:style-name="acquired_lot_fiat"/>
          <table:table-cell table:formula="=HYPERLINK(&quot;#__test_B2 In-Out.a8:z8&quot;; 30200.00000000000)" table:style-name="highlighted_fiat"/>
          <table:table-cell table:formula="=HYPERLINK(&quot;#__test_B2 In-Out.a8:z8&quot;; 15000.00000000000)" table:style-name="acquired_lot_fiat"/>
          <table:table-cell table:formula="=HYPERLINK(&quot;#__test_B2 In-Out.a8:z8&quot;; &quot;&quot;)" table:style-name="acquired_lot_fiat"/>
          <table:table-cell table:formula="=HYPERLINK(&quot;#__test_B2 In-Out.a8:z8&quot;; &quot;1/1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__test_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__test_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Crypto</text:p>
          </table:table-cell>
          <table:table-cell office:value-type="string" table:style-name="header_default">
            <text:p>__test_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JPY In</text:p>
          </table:table-cell>
          <table:table-cell office:value-type="string" table:style-name="header_default">
            <text:p>__test_JPY In</text:p>
          </table:table-cell>
          <table:table-cell office:value-type="string" table:style-name="header_default">
            <text:p>__test_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__test_Sent/Sold</text:p>
          </table:table-cell>
          <table:table-cell office:value-type="string" table:style-name="header_default">
            <text:p>__test_Timestamp</text:p>
          </table:table-cell>
          <table:table-cell office:value-type="string" table:style-name="header_default">
            <text:p>__test_Asset</text:p>
          </table:table-cell>
          <table:table-cell office:value-type="string" table:style-name="header_default">
            <text:p>__test_Exchange</text:p>
          </table:table-cell>
          <table:table-cell office:value-type="string" table:style-name="header_default">
            <text:p>__test_Holder</text:p>
          </table:table-cell>
          <table:table-cell office:value-type="string" table:style-name="header_default">
            <text:p>__test_Type</text:p>
          </table:table-cell>
          <table:table-cell office:value-type="string" table:style-name="header_default">
            <text:p>__test_Spot Price</text:p>
          </table:table-cell>
          <table:table-cell office:value-type="string" table:style-name="header_default">
            <text:p>__test_In</text:p>
          </table:table-cell>
          <table:table-cell office:value-type="string" table:style-name="header_default">
            <text:p>__test_Running Sum</text:p>
          </table:table-cell>
          <table:table-cell office:value-type="string" table:style-name="header_default">
            <text:p>__test_JPY Fee</text:p>
          </table:table-cell>
          <table:table-cell office:value-type="string" table:style-name="header_default">
            <text:p>__test_No Fee</text:p>
          </table:table-cell>
          <table:table-cell office:value-type="string" table:style-name="header_default">
            <text:p>__test_With Fee</text:p>
          </table:table-cell>
          <table:table-cell office:value-type="string" table:style-name="header_default">
            <text:p>__test_Event</text:p>
          </table:table-cell>
          <table:table-cell office:value-type="string" table:style-name="header_default">
            <text:p>__test_N/A</text:p>
          </table:table-cell>
          <table:table-cell office:value-type="string" table:style-name="header_default">
            <text:p>__test_Unique Id</text:p>
          </table:table-cell>
          <table:table-cell office:value-type="string" table:style-name="header_default">
            <text:p>__test_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7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__test_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__test_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__test_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__test_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__test_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__test_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Crypto Out</text:p>
          </table:table-cell>
          <table:table-cell office:value-type="string" table:style-name="header_default">
            <text:p>__test_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__test_Timestamp</text:p>
          </table:table-cell>
          <table:table-cell office:value-type="string" table:style-name="header_default">
            <text:p>__test_Asset</text:p>
          </table:table-cell>
          <table:table-cell office:value-type="string" table:style-name="header_default">
            <text:p>__test_Exchange</text:p>
          </table:table-cell>
          <table:table-cell office:value-type="string" table:style-name="header_default">
            <text:p>__test_Holder</text:p>
          </table:table-cell>
          <table:table-cell office:value-type="string" table:style-name="header_default">
            <text:p>__test_Type</text:p>
          </table:table-cell>
          <table:table-cell office:value-type="string" table:style-name="header_default">
            <text:p>__test_Spot Price</text:p>
          </table:table-cell>
          <table:table-cell office:value-type="string" table:style-name="header_default">
            <text:p>__test_Crypto Out</text:p>
          </table:table-cell>
          <table:table-cell office:value-type="string" table:style-name="header_default">
            <text:p>__test_Crypto Fee</text:p>
          </table:table-cell>
          <table:table-cell office:value-type="string" table:style-name="header_default">
            <text:p>__test_Running Sum</text:p>
          </table:table-cell>
          <table:table-cell office:value-type="string" table:style-name="header_default">
            <text:p>__test_Running Sum</text:p>
          </table:table-cell>
          <table:table-cell office:value-type="string" table:style-name="header_default">
            <text:p>__test_JPY Out</text:p>
          </table:table-cell>
          <table:table-cell office:value-type="string" table:style-name="header_default">
            <text:p>__test_JPY Fee</text:p>
          </table:table-cell>
          <table:table-cell office:value-type="string" table:style-name="header_default">
            <text:p>__test_Event</text:p>
          </table:table-cell>
          <table:table-cell office:value-type="string" table:style-name="header_default">
            <text:p>__test_Unique Id</text:p>
          </table:table-cell>
          <table:table-cell office:value-type="string" table:style-name="header_default">
            <text:p>__test_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__test_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From</text:p>
          </table:table-cell>
          <table:table-cell office:value-type="string" table:style-name="header_default">
            <text:p>__test_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__test_Timestamp</text:p>
          </table:table-cell>
          <table:table-cell office:value-type="string" table:style-name="header_default">
            <text:p>__test_Asset</text:p>
          </table:table-cell>
          <table:table-cell office:value-type="string" table:style-name="header_default">
            <text:p>__test_Exchange</text:p>
          </table:table-cell>
          <table:table-cell office:value-type="string" table:style-name="header_default">
            <text:p>__test_Holder</text:p>
          </table:table-cell>
          <table:table-cell office:value-type="string" table:style-name="header_default">
            <text:p>__test_To Exchange</text:p>
          </table:table-cell>
          <table:table-cell office:value-type="string" table:style-name="header_default">
            <text:p>__test_To Holder</text:p>
          </table:table-cell>
          <table:table-cell office:value-type="string" table:style-name="header_default">
            <text:p>__test_Spot Price</text:p>
          </table:table-cell>
          <table:table-cell office:value-type="string" table:style-name="header_default">
            <text:p>__test_Crypto Sent</text:p>
          </table:table-cell>
          <table:table-cell office:value-type="string" table:style-name="header_default">
            <text:p>__test_Received</text:p>
          </table:table-cell>
          <table:table-cell office:value-type="string" table:style-name="header_default">
            <text:p>__test_Crypto Fee</text:p>
          </table:table-cell>
          <table:table-cell office:value-type="string" table:style-name="header_default">
            <text:p>__test_Running Sum</text:p>
          </table:table-cell>
          <table:table-cell office:value-type="string" table:style-name="header_default">
            <text:p>__test_JPY Fee</text:p>
          </table:table-cell>
          <table:table-cell office:value-type="string" table:style-name="header_default">
            <text:p>__test_Event</text:p>
          </table:table-cell>
          <table:table-cell office:value-type="string" table:style-name="header_default">
            <text:p>__test_Unique Id</text:p>
          </table:table-cell>
          <table:table-cell office:value-type="string" table:style-name="header_default">
            <text:p>__test_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__test_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__test_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__test_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__test_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__test_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__test_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Capital</text:p>
          </table:table-cell>
          <table:table-cell office:value-type="string" table:style-name="header_default">
            <text:p>__test_Capital</text:p>
          </table:table-cell>
          <table:table-cell office:value-type="string" table:style-name="header_default">
            <text:p>__test_Transaction</text:p>
          </table:table-cell>
          <table:table-cell office:value-type="string" table:style-name="header_default">
            <text:p>__test_Crypto</text:p>
          </table:table-cell>
          <table:table-cell office:value-type="string" table:style-name="header_default">
            <text:p>__test_JPY</text:p>
          </table:table-cell>
          <table:table-cell office:value-type="string" table:style-name="header_default">
            <text:p>__test_JPY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__test_Year</text:p>
          </table:table-cell>
          <table:table-cell office:value-type="string" table:style-name="header_default">
            <text:p>__test_Asset</text:p>
          </table:table-cell>
          <table:table-cell office:value-type="string" table:style-name="header_default">
            <text:p>__test_Gains</text:p>
          </table:table-cell>
          <table:table-cell office:value-type="string" table:style-name="header_default">
            <text:p>__test_Gains Type</text:p>
          </table:table-cell>
          <table:table-cell office:value-type="string" table:style-name="header_default">
            <text:p>__test_Type</text:p>
          </table:table-cell>
          <table:table-cell office:value-type="string" table:style-name="header_default">
            <text:p>__test_Taxable Total</text:p>
          </table:table-cell>
          <table:table-cell office:value-type="string" table:style-name="header_default">
            <text:p>__test_Taxable Total</text:p>
          </table:table-cell>
          <table:table-cell office:value-type="string" table:style-name="header_default">
            <text:p>__test_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fiat"/>
          <table:table-cell office:value-type="string" table:style-name="bold_default">
            <text:p>__test_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44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9.0" office:value-type="float" table:style-name="bold_border_fiat"/>
          <table:table-cell office:value-type="string" table:style-name="bold_border_default">
            <text:p>__test_SHORT</text:p>
          </table:table-cell>
          <table:table-cell office:value-type="string" table:style-name="bold_border_default">
            <text:p>MOVE</text:p>
          </table:table-cell>
          <table:table-cell office:value="0.03" office:value-type="float" table:style-name="transparent_border_crypto"/>
          <table:table-cell office:value="402.0" office:value-type="float" table:style-name="taxable_event_border_fiat"/>
          <table:table-cell office:value="333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3000.0" office:value-type="float" table:style-name="bold_fiat"/>
          <table:table-cell office:value-type="string" table:style-name="bold_default">
            <text:p>__test_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__test_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Acquired</text:p>
          </table:table-cell>
          <table:table-cell office:value-type="string" table:style-name="header_default">
            <text:p>__test_Sent</text:p>
          </table:table-cell>
          <table:table-cell office:value-type="string" table:style-name="header_default">
            <text:p>__test_Received</text:p>
          </table:table-cell>
          <table:table-cell office:value-type="string" table:style-name="header_default">
            <text:p>__test_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__test_Exchange</text:p>
          </table:table-cell>
          <table:table-cell office:value-type="string" table:style-name="header_default">
            <text:p>__test_Holder</text:p>
          </table:table-cell>
          <table:table-cell office:value-type="string" table:style-name="header_default">
            <text:p>__test_Asset</text:p>
          </table:table-cell>
          <table:table-cell office:value-type="string" table:style-name="header_default">
            <text:p>__test_Balance</text:p>
          </table:table-cell>
          <table:table-cell office:value-type="string" table:style-name="header_default">
            <text:p>__test_Balance</text:p>
          </table:table-cell>
          <table:table-cell office:value-type="string" table:style-name="header_default">
            <text:p>__test_Balance</text:p>
          </table:table-cell>
          <table:table-cell office:value-type="string" table:style-name="header_default">
            <text:p>__test_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__test_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__test_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__test_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__test_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__test_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__test_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__test_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Crypto Amt</text:p>
          </table:table-cell>
          <table:table-cell office:value-type="string" table:style-name="header_default">
            <text:p>__test_Capital</text:p>
          </table:table-cell>
          <table:table-cell office:value-type="string" table:style-name="header_default">
            <text:p>__test_Capital</text:p>
          </table:table-cell>
          <table:table-cell office:value-type="string" table:style-name="header_default">
            <text:p>__test_Taxable Event</text:p>
          </table:table-cell>
          <table:table-cell office:value-type="string" table:style-name="header_default">
            <text:p>__test_Taxable Event</text:p>
          </table:table-cell>
          <table:table-cell office:value-type="string" table:style-name="header_default">
            <text:p>__test_Taxable Event</text:p>
          </table:table-cell>
          <table:table-cell office:value-type="string" table:style-name="header_default">
            <text:p>__test_Taxable Event JPY</text:p>
          </table:table-cell>
          <table:table-cell office:value-type="string" table:style-name="header_default">
            <text:p>__test_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Taxable Event</text:p>
          </table:table-cell>
          <table:table-cell office:value-type="string" table:style-name="header_default">
            <text:p>__test_Acquired Lot</text:p>
          </table:table-cell>
          <table:table-cell office:value-type="string" table:style-name="header_default">
            <text:p>__test_Acquired Lot</text:p>
          </table:table-cell>
          <table:table-cell office:value-type="string" table:style-name="header_default">
            <text:p>__test_Acquired Lot JPY</text:p>
          </table:table-cell>
          <table:table-cell office:value-type="string" table:style-name="header_default">
            <text:p>__test_Acquired Lot JPY</text:p>
          </table:table-cell>
          <table:table-cell office:value-type="string" table:style-name="header_default">
            <text:p>__test_Acquired Lot JPY</text:p>
          </table:table-cell>
          <table:table-cell office:value-type="string" table:style-name="header_default">
            <text:p>__test_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__test_Amount</text:p>
          </table:table-cell>
          <table:table-cell office:value-type="string" table:style-name="header_default">
            <text:p>__test_Asset</text:p>
          </table:table-cell>
          <table:table-cell office:value-type="string" table:style-name="header_default">
            <text:p>__test_Running Sum</text:p>
          </table:table-cell>
          <table:table-cell office:value-type="string" table:style-name="header_default">
            <text:p>__test_Gains</text:p>
          </table:table-cell>
          <table:table-cell office:value-type="string" table:style-name="header_default">
            <text:p>__test_Gains Type</text:p>
          </table:table-cell>
          <table:table-cell office:value-type="string" table:style-name="header_default">
            <text:p>__test_Timestamp</text:p>
          </table:table-cell>
          <table:table-cell office:value-type="string" table:style-name="header_default">
            <text:p>__test_Direction/Type</text:p>
          </table:table-cell>
          <table:table-cell office:value-type="string" table:style-name="header_default">
            <text:p>__test_Fraction %</text:p>
          </table:table-cell>
          <table:table-cell office:value-type="string" table:style-name="header_default">
            <text:p>__test_Amount Fraction</text:p>
          </table:table-cell>
          <table:table-cell office:value-type="string" table:style-name="header_default">
            <text:p>__test_Spot Price</text:p>
          </table:table-cell>
          <table:table-cell office:value-type="string" table:style-name="header_default">
            <text:p>__test_Unique Id</text:p>
          </table:table-cell>
          <table:table-cell office:value-type="string" table:style-name="header_default">
            <text:p>__test_Fraction Description</text:p>
          </table:table-cell>
          <table:table-cell office:value-type="string" table:style-name="header_default">
            <text:p>__test_Timestamp</text:p>
          </table:table-cell>
          <table:table-cell office:value-type="string" table:style-name="header_default">
            <text:p>__test_Fraction %</text:p>
          </table:table-cell>
          <table:table-cell office:value-type="string" table:style-name="header_default">
            <text:p>__test_Amount Fraction</text:p>
          </table:table-cell>
          <table:table-cell office:value-type="string" table:style-name="header_default">
            <text:p>__test_Fee Fraction</text:p>
          </table:table-cell>
          <table:table-cell office:value-type="string" table:style-name="header_default">
            <text:p>__test_Cost Basis</text:p>
          </table:table-cell>
          <table:table-cell office:value-type="string" table:style-name="header_default">
            <text:p>__test_Spot Price</text:p>
          </table:table-cell>
          <table:table-cell office:value-type="string" table:style-name="header_default">
            <text:p>__test_Unique Id</text:p>
          </table:table-cell>
          <table:table-cell office:value-type="string" table:style-name="header_default">
            <text:p>__test_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__test_SHORT</text:p>
          </table:table-cell>
          <table:table-cell table:formula="=HYPERLINK(&quot;#__test_B3 In-Out.a19:z19&quot;; &quot;2020-01-21 18:33:14.342000+00:00&quot;)" table:style-name="taxable_event_default"/>
          <table:table-cell table:formula="=HYPERLINK(&quot;#__test_B3 In-Out.a19:z19&quot;; &quot;INTRA / MOVE&quot;)" table:style-name="taxable_event_default"/>
          <table:table-cell table:formula="=HYPERLINK(&quot;#__test_B3 In-Out.a19:z19&quot;; 1)" table:style-name="taxable_event_percent"/>
          <table:table-cell table:formula="=HYPERLINK(&quot;#__test_B3 In-Out.a19:z19&quot;; 114.0000000000000000000)" table:style-name="highlighted_fiat"/>
          <table:table-cell table:formula="=HYPERLINK(&quot;#__test_B3 In-Out.a19:z19&quot;; 11400.00000000000)" table:style-name="taxable_event_fiat"/>
          <table:table-cell table:formula="=HYPERLINK(&quot;#__test_B3 In-Out.a19:z19&quot;; &quot;&quot;)" table:style-name="taxable_event_fiat"/>
          <table:table-cell table:formula="=HYPERLINK(&quot;#__test_B3 In-Out.a19:z19&quot;; &quot;1/1: 0.01000000 of 0.01000000 B3&quot;)" table:style-name="taxable_event_note_default"/>
          <table:table-cell table:formula="=HYPERLINK(&quot;#__test_B3 In-Out.a4:z4&quot;; &quot;2020-01-01 08:41:00+00:00&quot;)" table:style-name="acquired_lot_default"/>
          <table:table-cell table:formula="=HYPERLINK(&quot;#__test_B3 In-Out.a4:z4&quot;; 0.01)" table:style-name="acquired_lot_percent"/>
          <table:table-cell table:formula="=HYPERLINK(&quot;#__test_B3 In-Out.a4:z4&quot;; 111.00000000000)" table:style-name="acquired_lot_fiat"/>
          <table:table-cell table:formula="=HYPERLINK(&quot;#__test_B3 In-Out.a4:z4&quot;; 1.0000000000000)" table:style-name="acquired_lot_fiat"/>
          <table:table-cell table:formula="=HYPERLINK(&quot;#__test_B3 In-Out.a4:z4&quot;; 111.00000000000)" table:style-name="highlighted_fiat"/>
          <table:table-cell table:formula="=HYPERLINK(&quot;#__test_B3 In-Out.a4:z4&quot;; 11000.00000000000)" table:style-name="acquired_lot_fiat"/>
          <table:table-cell table:formula="=HYPERLINK(&quot;#__test_B3 In-Out.a4:z4&quot;; &quot;&quot;)" table:style-name="acquired_lot_fiat"/>
          <table:table-cell table:formula="=HYPERLINK(&quot;#__test_B3 In-Out.a4:z4&quot;; &quot;1/3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__test_SHORT</text:p>
          </table:table-cell>
          <table:table-cell table:formula="=HYPERLINK(&quot;#__test_B3 In-Out.a5:z5&quot;; &quot;2020-02-01 11:18:00+00:00&quot;)" table:style-name="taxable_event_alt_default"/>
          <table:table-cell table:formula="=HYPERLINK(&quot;#__test_B3 In-Out.a5:z5&quot;; &quot;IN / INTEREST&quot;)" table:style-name="taxable_event_alt_default"/>
          <table:table-cell table:formula="=HYPERLINK(&quot;#__test_B3 In-Out.a5:z5&quot;; 1)" table:style-name="taxable_event_alt_percent"/>
          <table:table-cell table:formula="=HYPERLINK(&quot;#__test_B3 In-Out.a5:z5&quot;; 24000.000000000000000)" table:style-name="highlighted_fiat"/>
          <table:table-cell table:formula="=HYPERLINK(&quot;#__test_B3 In-Out.a5:z5&quot;; 12000.00000000000)" table:style-name="taxable_event_alt_fiat"/>
          <table:table-cell table:formula="=HYPERLINK(&quot;#__test_B3 In-Out.a5:z5&quot;; &quot;&quot;)" table:style-name="taxable_event_alt_fiat"/>
          <table:table-cell table:formula="=HYPERLINK(&quot;#__test_B3 In-Out.a5:z5&quot;; &quot;1/1: 2.00000000 of 2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3</text:p>
          </table:table-cell>
          <table:table-cell office:value="5.0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__test_SHORT</text:p>
          </table:table-cell>
          <table:table-cell table:formula="=HYPERLINK(&quot;#__test_B3 In-Out.a6:z6&quot;; &quot;2020-03-01 09:45:00+00:00&quot;)" table:style-name="taxable_event_default"/>
          <table:table-cell table:formula="=HYPERLINK(&quot;#__test_B3 In-Out.a6:z6&quot;; &quot;IN / INTEREST&quot;)" table:style-name="taxable_event_default"/>
          <table:table-cell table:formula="=HYPERLINK(&quot;#__test_B3 In-Out.a6:z6&quot;; 1)" table:style-name="taxable_event_percent"/>
          <table:table-cell table:formula="=HYPERLINK(&quot;#__test_B3 In-Out.a6:z6&quot;; 39000.00000000000000)" table:style-name="highlighted_fiat"/>
          <table:table-cell table:formula="=HYPERLINK(&quot;#__test_B3 In-Out.a6:z6&quot;; 13000.00000000000)" table:style-name="taxable_event_fiat"/>
          <table:table-cell table:formula="=HYPERLINK(&quot;#__test_B3 In-Out.a6:z6&quot;; &quot;&quot;)" table:style-name="taxable_event_fiat"/>
          <table:table-cell table:formula="=HYPERLINK(&quot;#__test_B3 In-Out.a6:z6&quot;; &quot;1/1: 3.00000000 of 3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5.03" office:value-type="float" table:style-name="transparent_crypto"/>
          <table:table-cell office:value="66.0" office:value-type="float" table:style-name="transparent_fiat"/>
          <table:table-cell office:value-type="string" table:style-name="transparent_default">
            <text:p>__test_SHORT</text:p>
          </table:table-cell>
          <table:table-cell table:formula="=HYPERLINK(&quot;#__test_B3 In-Out.a21:z21&quot;; &quot;2020-05-21 12:58:10+00:00&quot;)" table:style-name="taxable_event_alt_default"/>
          <table:table-cell table:formula="=HYPERLINK(&quot;#__test_B3 In-Out.a21:z21&quot;; &quot;INTRA / MOVE&quot;)" table:style-name="taxable_event_alt_default"/>
          <table:table-cell table:formula="=HYPERLINK(&quot;#__test_B3 In-Out.a21:z21&quot;; 1)" table:style-name="taxable_event_alt_percent"/>
          <table:table-cell table:formula="=HYPERLINK(&quot;#__test_B3 In-Out.a21:z21&quot;; 288.0000000000000000000)" table:style-name="highlighted_fiat"/>
          <table:table-cell table:formula="=HYPERLINK(&quot;#__test_B3 In-Out.a21:z21&quot;; 14400.00000000000)" table:style-name="taxable_event_alt_fiat"/>
          <table:table-cell table:formula="=HYPERLINK(&quot;#__test_B3 In-Out.a21:z21&quot;; &quot;&quot;)" table:style-name="taxable_event_alt_fiat"/>
          <table:table-cell table:formula="=HYPERLINK(&quot;#__test_B3 In-Out.a21:z21&quot;; &quot;1/1: 0.02000000 of 0.02000000 B3&quot;)" table:style-name="taxable_event_note_default"/>
          <table:table-cell table:formula="=HYPERLINK(&quot;#__test_B3 In-Out.a4:z4&quot;; &quot;2020-01-01 08:41:00+00:00&quot;)" table:style-name="acquired_lot_default"/>
          <table:table-cell table:formula="=HYPERLINK(&quot;#__test_B3 In-Out.a4:z4&quot;; 0.02)" table:style-name="acquired_lot_percent"/>
          <table:table-cell table:formula="=HYPERLINK(&quot;#__test_B3 In-Out.a4:z4&quot;; 222.00000000000)" table:style-name="acquired_lot_fiat"/>
          <table:table-cell table:formula="=HYPERLINK(&quot;#__test_B3 In-Out.a4:z4&quot;; 2.0000000000000)" table:style-name="acquired_lot_fiat"/>
          <table:table-cell table:formula="=HYPERLINK(&quot;#__test_B3 In-Out.a4:z4&quot;; 222.00000000000)" table:style-name="highlighted_fiat"/>
          <table:table-cell table:formula="=HYPERLINK(&quot;#__test_B3 In-Out.a4:z4&quot;; 11000.00000000000)" table:style-name="acquired_lot_fiat"/>
          <table:table-cell table:formula="=HYPERLINK(&quot;#__test_B3 In-Out.a4:z4&quot;; &quot;&quot;)" table:style-name="acquired_lot_fiat"/>
          <table:table-cell table:formula="=HYPERLINK(&quot;#__test_B3 In-Out.a4:z4&quot;; &quot;2/3: 0.0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float" table:style-name="transparent_border_fiat"/>
          <table:table-cell office:value-type="string" table:style-name="transparent_border_default">
            <text:p>__test_SHORT</text:p>
          </table:table-cell>
          <table:table-cell table:formula="=HYPERLINK(&quot;#__test_B3 In-Out.a22:z22&quot;; &quot;2021-07-21 10:02:02+00:00&quot;)" table:style-name="taxable_event_border_default"/>
          <table:table-cell table:formula="=HYPERLINK(&quot;#__test_B3 In-Out.a22:z22&quot;; &quot;INTRA / MOVE&quot;)" table:style-name="taxable_event_border_default"/>
          <table:table-cell table:formula="=HYPERLINK(&quot;#__test_B3 In-Out.a22:z22&quot;; 1)" table:style-name="taxable_event_border_percent"/>
          <table:table-cell table:formula="=HYPERLINK(&quot;#__test_B3 In-Out.a22:z22&quot;; 856.000000000000000000)" table:style-name="highlighted_border_fiat"/>
          <table:table-cell table:formula="=HYPERLINK(&quot;#__test_B3 In-Out.a22:z22&quot;; 21400.00000000000)" table:style-name="taxable_event_border_fiat"/>
          <table:table-cell table:formula="=HYPERLINK(&quot;#__test_B3 In-Out.a22:z22&quot;; &quot;&quot;)" table:style-name="taxable_event_border_fiat"/>
          <table:table-cell table:formula="=HYPERLINK(&quot;#__test_B3 In-Out.a22:z22&quot;; &quot;1/1: 0.04000000 of 0.04000000 B3&quot;)" table:style-name="taxable_event_note_border_default"/>
          <table:table-cell table:formula="=HYPERLINK(&quot;#__test_B3 In-Out.a4:z4&quot;; &quot;2020-01-01 08:41:00+00:00&quot;)" table:style-name="acquired_lot_border_default"/>
          <table:table-cell table:formula="=HYPERLINK(&quot;#__test_B3 In-Out.a4:z4&quot;; 0.04)" table:style-name="acquired_lot_border_percent"/>
          <table:table-cell table:formula="=HYPERLINK(&quot;#__test_B3 In-Out.a4:z4&quot;; 444.00000000000)" table:style-name="acquired_lot_border_fiat"/>
          <table:table-cell table:formula="=HYPERLINK(&quot;#__test_B3 In-Out.a4:z4&quot;; 4.0000000000000)" table:style-name="acquired_lot_border_fiat"/>
          <table:table-cell table:formula="=HYPERLINK(&quot;#__test_B3 In-Out.a4:z4&quot;; 444.00000000000)" table:style-name="highlighted_border_fiat"/>
          <table:table-cell table:formula="=HYPERLINK(&quot;#__test_B3 In-Out.a4:z4&quot;; 11000.00000000000)" table:style-name="acquired_lot_border_fiat"/>
          <table:table-cell table:formula="=HYPERLINK(&quot;#__test_B3 In-Out.a4:z4&quot;; &quot;&quot;)" table:style-name="acquired_lot_border_fiat"/>
          <table:table-cell table:formula="=HYPERLINK(&quot;#__test_B3 In-Out.a4:z4&quot;; &quot;3/3: 0.04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__test_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__test_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Crypto</text:p>
          </table:table-cell>
          <table:table-cell office:value-type="string" table:style-name="header_default">
            <text:p>__test_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JPY In</text:p>
          </table:table-cell>
          <table:table-cell office:value-type="string" table:style-name="header_default">
            <text:p>__test_JPY In</text:p>
          </table:table-cell>
          <table:table-cell office:value-type="string" table:style-name="header_default">
            <text:p>__test_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__test_Sent/Sold</text:p>
          </table:table-cell>
          <table:table-cell office:value-type="string" table:style-name="header_default">
            <text:p>__test_Timestamp</text:p>
          </table:table-cell>
          <table:table-cell office:value-type="string" table:style-name="header_default">
            <text:p>__test_Asset</text:p>
          </table:table-cell>
          <table:table-cell office:value-type="string" table:style-name="header_default">
            <text:p>__test_Exchange</text:p>
          </table:table-cell>
          <table:table-cell office:value-type="string" table:style-name="header_default">
            <text:p>__test_Holder</text:p>
          </table:table-cell>
          <table:table-cell office:value-type="string" table:style-name="header_default">
            <text:p>__test_Type</text:p>
          </table:table-cell>
          <table:table-cell office:value-type="string" table:style-name="header_default">
            <text:p>__test_Spot Price</text:p>
          </table:table-cell>
          <table:table-cell office:value-type="string" table:style-name="header_default">
            <text:p>__test_In</text:p>
          </table:table-cell>
          <table:table-cell office:value-type="string" table:style-name="header_default">
            <text:p>__test_Running Sum</text:p>
          </table:table-cell>
          <table:table-cell office:value-type="string" table:style-name="header_default">
            <text:p>__test_JPY Fee</text:p>
          </table:table-cell>
          <table:table-cell office:value-type="string" table:style-name="header_default">
            <text:p>__test_No Fee</text:p>
          </table:table-cell>
          <table:table-cell office:value-type="string" table:style-name="header_default">
            <text:p>__test_With Fee</text:p>
          </table:table-cell>
          <table:table-cell office:value-type="string" table:style-name="header_default">
            <text:p>__test_Event</text:p>
          </table:table-cell>
          <table:table-cell office:value-type="string" table:style-name="header_default">
            <text:p>__test_N/A</text:p>
          </table:table-cell>
          <table:table-cell office:value-type="string" table:style-name="header_default">
            <text:p>__test_Unique Id</text:p>
          </table:table-cell>
          <table:table-cell office:value-type="string" table:style-name="header_default">
            <text:p>__test_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__test_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__test_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__test_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__test_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__test_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__test_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Crypto Out</text:p>
          </table:table-cell>
          <table:table-cell office:value-type="string" table:style-name="header_default">
            <text:p>__test_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__test_Timestamp</text:p>
          </table:table-cell>
          <table:table-cell office:value-type="string" table:style-name="header_default">
            <text:p>__test_Asset</text:p>
          </table:table-cell>
          <table:table-cell office:value-type="string" table:style-name="header_default">
            <text:p>__test_Exchange</text:p>
          </table:table-cell>
          <table:table-cell office:value-type="string" table:style-name="header_default">
            <text:p>__test_Holder</text:p>
          </table:table-cell>
          <table:table-cell office:value-type="string" table:style-name="header_default">
            <text:p>__test_Type</text:p>
          </table:table-cell>
          <table:table-cell office:value-type="string" table:style-name="header_default">
            <text:p>__test_Spot Price</text:p>
          </table:table-cell>
          <table:table-cell office:value-type="string" table:style-name="header_default">
            <text:p>__test_Crypto Out</text:p>
          </table:table-cell>
          <table:table-cell office:value-type="string" table:style-name="header_default">
            <text:p>__test_Crypto Fee</text:p>
          </table:table-cell>
          <table:table-cell office:value-type="string" table:style-name="header_default">
            <text:p>__test_Running Sum</text:p>
          </table:table-cell>
          <table:table-cell office:value-type="string" table:style-name="header_default">
            <text:p>__test_Running Sum</text:p>
          </table:table-cell>
          <table:table-cell office:value-type="string" table:style-name="header_default">
            <text:p>__test_JPY Out</text:p>
          </table:table-cell>
          <table:table-cell office:value-type="string" table:style-name="header_default">
            <text:p>__test_JPY Fee</text:p>
          </table:table-cell>
          <table:table-cell office:value-type="string" table:style-name="header_default">
            <text:p>__test_Event</text:p>
          </table:table-cell>
          <table:table-cell office:value-type="string" table:style-name="header_default">
            <text:p>__test_Unique Id</text:p>
          </table:table-cell>
          <table:table-cell office:value-type="string" table:style-name="header_default">
            <text:p>__test_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__test_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__test_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__test_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__test_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__test_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__test_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From</text:p>
          </table:table-cell>
          <table:table-cell office:value-type="string" table:style-name="header_default">
            <text:p>__test_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__test_Timestamp</text:p>
          </table:table-cell>
          <table:table-cell office:value-type="string" table:style-name="header_default">
            <text:p>__test_Asset</text:p>
          </table:table-cell>
          <table:table-cell office:value-type="string" table:style-name="header_default">
            <text:p>__test_Exchange</text:p>
          </table:table-cell>
          <table:table-cell office:value-type="string" table:style-name="header_default">
            <text:p>__test_Holder</text:p>
          </table:table-cell>
          <table:table-cell office:value-type="string" table:style-name="header_default">
            <text:p>__test_To Exchange</text:p>
          </table:table-cell>
          <table:table-cell office:value-type="string" table:style-name="header_default">
            <text:p>__test_To Holder</text:p>
          </table:table-cell>
          <table:table-cell office:value-type="string" table:style-name="header_default">
            <text:p>__test_Spot Price</text:p>
          </table:table-cell>
          <table:table-cell office:value-type="string" table:style-name="header_default">
            <text:p>__test_Crypto Sent</text:p>
          </table:table-cell>
          <table:table-cell office:value-type="string" table:style-name="header_default">
            <text:p>__test_Received</text:p>
          </table:table-cell>
          <table:table-cell office:value-type="string" table:style-name="header_default">
            <text:p>__test_Crypto Fee</text:p>
          </table:table-cell>
          <table:table-cell office:value-type="string" table:style-name="header_default">
            <text:p>__test_Running Sum</text:p>
          </table:table-cell>
          <table:table-cell office:value-type="string" table:style-name="header_default">
            <text:p>__test_JPY Fee</text:p>
          </table:table-cell>
          <table:table-cell office:value-type="string" table:style-name="header_default">
            <text:p>__test_Event</text:p>
          </table:table-cell>
          <table:table-cell office:value-type="string" table:style-name="header_default">
            <text:p>__test_Unique Id</text:p>
          </table:table-cell>
          <table:table-cell office:value-type="string" table:style-name="header_default">
            <text:p>__test_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__test_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__test_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__test_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__test_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__test_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__test_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Capital</text:p>
          </table:table-cell>
          <table:table-cell office:value-type="string" table:style-name="header_default">
            <text:p>__test_Capital</text:p>
          </table:table-cell>
          <table:table-cell office:value-type="string" table:style-name="header_default">
            <text:p>__test_Transaction</text:p>
          </table:table-cell>
          <table:table-cell office:value-type="string" table:style-name="header_default">
            <text:p>__test_Crypto</text:p>
          </table:table-cell>
          <table:table-cell office:value-type="string" table:style-name="header_default">
            <text:p>__test_JPY</text:p>
          </table:table-cell>
          <table:table-cell office:value-type="string" table:style-name="header_default">
            <text:p>__test_JPY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__test_Year</text:p>
          </table:table-cell>
          <table:table-cell office:value-type="string" table:style-name="header_default">
            <text:p>__test_Asset</text:p>
          </table:table-cell>
          <table:table-cell office:value-type="string" table:style-name="header_default">
            <text:p>__test_Gains</text:p>
          </table:table-cell>
          <table:table-cell office:value-type="string" table:style-name="header_default">
            <text:p>__test_Gains Type</text:p>
          </table:table-cell>
          <table:table-cell office:value-type="string" table:style-name="header_default">
            <text:p>__test_Type</text:p>
          </table:table-cell>
          <table:table-cell office:value-type="string" table:style-name="header_default">
            <text:p>__test_Taxable Total</text:p>
          </table:table-cell>
          <table:table-cell office:value-type="string" table:style-name="header_default">
            <text:p>__test_Taxable Total</text:p>
          </table:table-cell>
          <table:table-cell office:value-type="string" table:style-name="header_default">
            <text:p>__test_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float" table:style-name="bold_fiat"/>
          <table:table-cell office:value-type="string" table:style-name="bold_default">
            <text:p>__test_SHORT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__test_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931.0" office:value-type="float" table:style-name="bold_border_fiat"/>
          <table:table-cell office:value-type="string" table:style-name="bold_border_default">
            <text:p>__test_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3509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11.0" office:value-type="float" table:style-name="bold_fiat"/>
          <table:table-cell office:value-type="string" table:style-name="bold_default">
            <text:p>__test_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41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63000.0" office:value-type="float" table:style-name="bold_fiat"/>
          <table:table-cell office:value-type="string" table:style-name="bold_default">
            <text:p>__test_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7559.0" office:value-type="float" table:style-name="bold_fiat"/>
          <table:table-cell office:value-type="string" table:style-name="bold_default">
            <text:p>__test_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34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__test_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__test_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Acquired</text:p>
          </table:table-cell>
          <table:table-cell office:value-type="string" table:style-name="header_default">
            <text:p>__test_Sent</text:p>
          </table:table-cell>
          <table:table-cell office:value-type="string" table:style-name="header_default">
            <text:p>__test_Received</text:p>
          </table:table-cell>
          <table:table-cell office:value-type="string" table:style-name="header_default">
            <text:p>__test_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__test_Exchange</text:p>
          </table:table-cell>
          <table:table-cell office:value-type="string" table:style-name="header_default">
            <text:p>__test_Holder</text:p>
          </table:table-cell>
          <table:table-cell office:value-type="string" table:style-name="header_default">
            <text:p>__test_Asset</text:p>
          </table:table-cell>
          <table:table-cell office:value-type="string" table:style-name="header_default">
            <text:p>__test_Balance</text:p>
          </table:table-cell>
          <table:table-cell office:value-type="string" table:style-name="header_default">
            <text:p>__test_Balance</text:p>
          </table:table-cell>
          <table:table-cell office:value-type="string" table:style-name="header_default">
            <text:p>__test_Balance</text:p>
          </table:table-cell>
          <table:table-cell office:value-type="string" table:style-name="header_default">
            <text:p>__test_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__test_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__test_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__test_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__test_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__test_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__test_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__test_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Crypto Amt</text:p>
          </table:table-cell>
          <table:table-cell office:value-type="string" table:style-name="header_default">
            <text:p>__test_Capital</text:p>
          </table:table-cell>
          <table:table-cell office:value-type="string" table:style-name="header_default">
            <text:p>__test_Capital</text:p>
          </table:table-cell>
          <table:table-cell office:value-type="string" table:style-name="header_default">
            <text:p>__test_Taxable Event</text:p>
          </table:table-cell>
          <table:table-cell office:value-type="string" table:style-name="header_default">
            <text:p>__test_Taxable Event</text:p>
          </table:table-cell>
          <table:table-cell office:value-type="string" table:style-name="header_default">
            <text:p>__test_Taxable Event</text:p>
          </table:table-cell>
          <table:table-cell office:value-type="string" table:style-name="header_default">
            <text:p>__test_Taxable Event JPY</text:p>
          </table:table-cell>
          <table:table-cell office:value-type="string" table:style-name="header_default">
            <text:p>__test_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Taxable Event</text:p>
          </table:table-cell>
          <table:table-cell office:value-type="string" table:style-name="header_default">
            <text:p>__test_Acquired Lot</text:p>
          </table:table-cell>
          <table:table-cell office:value-type="string" table:style-name="header_default">
            <text:p>__test_Acquired Lot</text:p>
          </table:table-cell>
          <table:table-cell office:value-type="string" table:style-name="header_default">
            <text:p>__test_Acquired Lot JPY</text:p>
          </table:table-cell>
          <table:table-cell office:value-type="string" table:style-name="header_default">
            <text:p>__test_Acquired Lot JPY</text:p>
          </table:table-cell>
          <table:table-cell office:value-type="string" table:style-name="header_default">
            <text:p>__test_Acquired Lot JPY</text:p>
          </table:table-cell>
          <table:table-cell office:value-type="string" table:style-name="header_default">
            <text:p>__test_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__test_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__test_Amount</text:p>
          </table:table-cell>
          <table:table-cell office:value-type="string" table:style-name="header_default">
            <text:p>__test_Asset</text:p>
          </table:table-cell>
          <table:table-cell office:value-type="string" table:style-name="header_default">
            <text:p>__test_Running Sum</text:p>
          </table:table-cell>
          <table:table-cell office:value-type="string" table:style-name="header_default">
            <text:p>__test_Gains</text:p>
          </table:table-cell>
          <table:table-cell office:value-type="string" table:style-name="header_default">
            <text:p>__test_Gains Type</text:p>
          </table:table-cell>
          <table:table-cell office:value-type="string" table:style-name="header_default">
            <text:p>__test_Timestamp</text:p>
          </table:table-cell>
          <table:table-cell office:value-type="string" table:style-name="header_default">
            <text:p>__test_Direction/Type</text:p>
          </table:table-cell>
          <table:table-cell office:value-type="string" table:style-name="header_default">
            <text:p>__test_Fraction %</text:p>
          </table:table-cell>
          <table:table-cell office:value-type="string" table:style-name="header_default">
            <text:p>__test_Amount Fraction</text:p>
          </table:table-cell>
          <table:table-cell office:value-type="string" table:style-name="header_default">
            <text:p>__test_Spot Price</text:p>
          </table:table-cell>
          <table:table-cell office:value-type="string" table:style-name="header_default">
            <text:p>__test_Unique Id</text:p>
          </table:table-cell>
          <table:table-cell office:value-type="string" table:style-name="header_default">
            <text:p>__test_Fraction Description</text:p>
          </table:table-cell>
          <table:table-cell office:value-type="string" table:style-name="header_default">
            <text:p>__test_Timestamp</text:p>
          </table:table-cell>
          <table:table-cell office:value-type="string" table:style-name="header_default">
            <text:p>__test_Fraction %</text:p>
          </table:table-cell>
          <table:table-cell office:value-type="string" table:style-name="header_default">
            <text:p>__test_Amount Fraction</text:p>
          </table:table-cell>
          <table:table-cell office:value-type="string" table:style-name="header_default">
            <text:p>__test_Fee Fraction</text:p>
          </table:table-cell>
          <table:table-cell office:value-type="string" table:style-name="header_default">
            <text:p>__test_Cost Basis</text:p>
          </table:table-cell>
          <table:table-cell office:value-type="string" table:style-name="header_default">
            <text:p>__test_Spot Price</text:p>
          </table:table-cell>
          <table:table-cell office:value-type="string" table:style-name="header_default">
            <text:p>__test_Unique Id</text:p>
          </table:table-cell>
          <table:table-cell office:value-type="string" table:style-name="header_default">
            <text:p>__test_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__test_SHORT</text:p>
          </table:table-cell>
          <table:table-cell table:formula="=HYPERLINK(&quot;#__test_B4 In-Out.a14:z14&quot;; &quot;2020-01-11 11:15:00+00:00&quot;)" table:style-name="taxable_event_default"/>
          <table:table-cell table:formula="=HYPERLINK(&quot;#__test_B4 In-Out.a14:z14&quot;; &quot;OUT / SELL&quot;)" table:style-name="taxable_event_default"/>
          <table:table-cell table:formula="=HYPERLINK(&quot;#__test_B4 In-Out.a14:z14&quot;; 1)" table:style-name="taxable_event_percent"/>
          <table:table-cell table:formula="=HYPERLINK(&quot;#__test_B4 In-Out.a14:z14&quot;; 2240.00000000000000000)" table:style-name="highlighted_fiat"/>
          <table:table-cell table:formula="=HYPERLINK(&quot;#__test_B4 In-Out.a14:z14&quot;; 11200.00000000000)" table:style-name="taxable_event_fiat"/>
          <table:table-cell table:formula="=HYPERLINK(&quot;#__test_B4 In-Out.a14:z14&quot;; &quot;&quot;)" table:style-name="taxable_event_fiat"/>
          <table:table-cell table:formula="=HYPERLINK(&quot;#__test_B4 In-Out.a14:z14&quot;; &quot;1/1: 0.20000000 of 0.20000000 B4&quot;)" table:style-name="taxable_event_note_default"/>
          <table:table-cell table:formula="=HYPERLINK(&quot;#__test_B4 In-Out.a4:z4&quot;; &quot;2020-01-01 08:41:00+00:00&quot;)" table:style-name="acquired_lot_default"/>
          <table:table-cell table:formula="=HYPERLINK(&quot;#__test_B4 In-Out.a4:z4&quot;; 0.2)" table:style-name="acquired_lot_percent"/>
          <table:table-cell table:formula="=HYPERLINK(&quot;#__test_B4 In-Out.a4:z4&quot;; 2220.00000000000)" table:style-name="acquired_lot_fiat"/>
          <table:table-cell table:formula="=HYPERLINK(&quot;#__test_B4 In-Out.a4:z4&quot;; 20.000000000000)" table:style-name="acquired_lot_fiat"/>
          <table:table-cell table:formula="=HYPERLINK(&quot;#__test_B4 In-Out.a4:z4&quot;; 2220.00000000000)" table:style-name="highlighted_fiat"/>
          <table:table-cell table:formula="=HYPERLINK(&quot;#__test_B4 In-Out.a4:z4&quot;; 11000.00000000000)" table:style-name="acquired_lot_fiat"/>
          <table:table-cell table:formula="=HYPERLINK(&quot;#__test_B4 In-Out.a4:z4&quot;; &quot;&quot;)" table:style-name="acquired_lot_fiat"/>
          <table:table-cell table:formula="=HYPERLINK(&quot;#__test_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__test_SHORT</text:p>
          </table:table-cell>
          <table:table-cell table:formula="=HYPERLINK(&quot;#__test_B4 In-Out.a24:z24&quot;; &quot;2020-01-21 18:33:14.342000+00:00&quot;)" table:style-name="taxable_event_alt_default"/>
          <table:table-cell table:formula="=HYPERLINK(&quot;#__test_B4 In-Out.a24:z24&quot;; &quot;INTRA / MOVE&quot;)" table:style-name="taxable_event_alt_default"/>
          <table:table-cell table:formula="=HYPERLINK(&quot;#__test_B4 In-Out.a24:z24&quot;; 1)" table:style-name="taxable_event_alt_percent"/>
          <table:table-cell table:formula="=HYPERLINK(&quot;#__test_B4 In-Out.a24:z24&quot;; 114.0000000000000000000)" table:style-name="highlighted_fiat"/>
          <table:table-cell table:formula="=HYPERLINK(&quot;#__test_B4 In-Out.a24:z24&quot;; 11400.00000000000)" table:style-name="taxable_event_alt_fiat"/>
          <table:table-cell table:formula="=HYPERLINK(&quot;#__test_B4 In-Out.a24:z24&quot;; &quot;&quot;)" table:style-name="taxable_event_alt_fiat"/>
          <table:table-cell table:formula="=HYPERLINK(&quot;#__test_B4 In-Out.a24:z24&quot;; &quot;1/1: 0.01000000 of 0.01000000 B4&quot;)" table:style-name="taxable_event_note_default"/>
          <table:table-cell table:formula="=HYPERLINK(&quot;#__test_B4 In-Out.a4:z4&quot;; &quot;2020-01-01 08:41:00+00:00&quot;)" table:style-name="acquired_lot_default"/>
          <table:table-cell table:formula="=HYPERLINK(&quot;#__test_B4 In-Out.a4:z4&quot;; 0.01)" table:style-name="acquired_lot_percent"/>
          <table:table-cell table:formula="=HYPERLINK(&quot;#__test_B4 In-Out.a4:z4&quot;; 111.00000000000)" table:style-name="acquired_lot_fiat"/>
          <table:table-cell table:formula="=HYPERLINK(&quot;#__test_B4 In-Out.a4:z4&quot;; 1.0000000000000)" table:style-name="acquired_lot_fiat"/>
          <table:table-cell table:formula="=HYPERLINK(&quot;#__test_B4 In-Out.a4:z4&quot;; 111.00000000000)" table:style-name="highlighted_fiat"/>
          <table:table-cell table:formula="=HYPERLINK(&quot;#__test_B4 In-Out.a4:z4&quot;; 11000.00000000000)" table:style-name="acquired_lot_fiat"/>
          <table:table-cell table:formula="=HYPERLINK(&quot;#__test_B4 In-Out.a4:z4&quot;; &quot;&quot;)" table:style-name="acquired_lot_fiat"/>
          <table:table-cell table:formula="=HYPERLINK(&quot;#__test_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__test_SHORT</text:p>
          </table:table-cell>
          <table:table-cell table:formula="=HYPERLINK(&quot;#__test_B4 In-Out.a5:z5&quot;; &quot;2020-02-01 11:18:00+00:00&quot;)" table:style-name="taxable_event_default"/>
          <table:table-cell table:formula="=HYPERLINK(&quot;#__test_B4 In-Out.a5:z5&quot;; &quot;IN / INTEREST&quot;)" table:style-name="taxable_event_default"/>
          <table:table-cell table:formula="=HYPERLINK(&quot;#__test_B4 In-Out.a5:z5&quot;; 1)" table:style-name="taxable_event_percent"/>
          <table:table-cell table:formula="=HYPERLINK(&quot;#__test_B4 In-Out.a5:z5&quot;; 24000.000000000000000)" table:style-name="highlighted_fiat"/>
          <table:table-cell table:formula="=HYPERLINK(&quot;#__test_B4 In-Out.a5:z5&quot;; 12000.00000000000)" table:style-name="taxable_event_fiat"/>
          <table:table-cell table:formula="=HYPERLINK(&quot;#__test_B4 In-Out.a5:z5&quot;; &quot;&quot;)" table:style-name="taxable_event_fiat"/>
          <table:table-cell table:formula="=HYPERLINK(&quot;#__test_B4 In-Out.a5:z5&quot;; &quot;1/1: 2.00000000 of 2.00000000 B4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__test_SHORT</text:p>
          </table:table-cell>
          <table:table-cell table:formula="=HYPERLINK(&quot;#__test_B4 In-Out.a15:z15&quot;; &quot;2020-02-11 19:58:00+00:00&quot;)" table:style-name="taxable_event_alt_default"/>
          <table:table-cell table:formula="=HYPERLINK(&quot;#__test_B4 In-Out.a15:z15&quot;; &quot;OUT / SELL&quot;)" table:style-name="taxable_event_alt_default"/>
          <table:table-cell table:formula="=HYPERLINK(&quot;#__test_B4 In-Out.a15:z15&quot;; 0.79)" table:style-name="taxable_event_alt_percent"/>
          <table:table-cell table:formula="=HYPERLINK(&quot;#__test_B4 In-Out.a15:z15&quot;; 9638.0000000000000000)" table:style-name="highlighted_fiat"/>
          <table:table-cell table:formula="=HYPERLINK(&quot;#__test_B4 In-Out.a15:z15&quot;; 12200.00000000000)" table:style-name="taxable_event_alt_fiat"/>
          <table:table-cell table:formula="=HYPERLINK(&quot;#__test_B4 In-Out.a15:z15&quot;; &quot;&quot;)" table:style-name="taxable_event_alt_fiat"/>
          <table:table-cell table:formula="=HYPERLINK(&quot;#__test_B4 In-Out.a15:z15&quot;; &quot;1/2: 0.79000000 of 1.00000000 B4&quot;)" table:style-name="taxable_event_note_default"/>
          <table:table-cell table:formula="=HYPERLINK(&quot;#__test_B4 In-Out.a4:z4&quot;; &quot;2020-01-01 08:41:00+00:00&quot;)" table:style-name="acquired_lot_default"/>
          <table:table-cell table:formula="=HYPERLINK(&quot;#__test_B4 In-Out.a4:z4&quot;; 0.79)" table:style-name="acquired_lot_percent"/>
          <table:table-cell table:formula="=HYPERLINK(&quot;#__test_B4 In-Out.a4:z4&quot;; 8769.00000000000)" table:style-name="acquired_lot_fiat"/>
          <table:table-cell table:formula="=HYPERLINK(&quot;#__test_B4 In-Out.a4:z4&quot;; 79.0000000000000)" table:style-name="acquired_lot_fiat"/>
          <table:table-cell table:formula="=HYPERLINK(&quot;#__test_B4 In-Out.a4:z4&quot;; 8769.00000000000)" table:style-name="highlighted_fiat"/>
          <table:table-cell table:formula="=HYPERLINK(&quot;#__test_B4 In-Out.a4:z4&quot;; 11000.00000000000)" table:style-name="acquired_lot_fiat"/>
          <table:table-cell table:formula="=HYPERLINK(&quot;#__test_B4 In-Out.a4:z4&quot;; &quot;&quot;)" table:style-name="acquired_lot_fiat"/>
          <table:table-cell table:formula="=HYPERLINK(&quot;#__test_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__test_SHORT</text:p>
          </table:table-cell>
          <table:table-cell table:formula="=HYPERLINK(&quot;#__test_B4 In-Out.a15:z15&quot;; &quot;2020-02-11 19:58:00+00:00&quot;)" table:style-name="taxable_event_alt_default"/>
          <table:table-cell table:formula="=HYPERLINK(&quot;#__test_B4 In-Out.a15:z15&quot;; &quot;OUT / SELL&quot;)" table:style-name="taxable_event_alt_default"/>
          <table:table-cell table:formula="=HYPERLINK(&quot;#__test_B4 In-Out.a15:z15&quot;; 0.21)" table:style-name="taxable_event_alt_percent"/>
          <table:table-cell table:formula="=HYPERLINK(&quot;#__test_B4 In-Out.a15:z15&quot;; 2562.0000000000000000)" table:style-name="highlighted_fiat"/>
          <table:table-cell table:formula="=HYPERLINK(&quot;#__test_B4 In-Out.a15:z15&quot;; 12200.00000000000)" table:style-name="taxable_event_alt_fiat"/>
          <table:table-cell table:formula="=HYPERLINK(&quot;#__test_B4 In-Out.a15:z15&quot;; &quot;&quot;)" table:style-name="taxable_event_alt_fiat"/>
          <table:table-cell table:formula="=HYPERLINK(&quot;#__test_B4 In-Out.a15:z15&quot;; &quot;2/2: 0.21000000 of 1.00000000 B4&quot;)" table:style-name="taxable_event_note_default"/>
          <table:table-cell table:formula="=HYPERLINK(&quot;#__test_B4 In-Out.a5:z5&quot;; &quot;2020-02-01 11:18:00+00:00&quot;)" table:style-name="acquired_lot_alt_default"/>
          <table:table-cell table:formula="=HYPERLINK(&quot;#__test_B4 In-Out.a5:z5&quot;; 0.105)" table:style-name="acquired_lot_alt_percent"/>
          <table:table-cell table:formula="=HYPERLINK(&quot;#__test_B4 In-Out.a5:z5&quot;; 2520.0000000000000000)" table:style-name="acquired_lot_alt_fiat"/>
          <table:table-cell table:formula="=HYPERLINK(&quot;#__test_B4 In-Out.a5:z5&quot;; 0.000)" table:style-name="acquired_lot_alt_fiat"/>
          <table:table-cell table:formula="=HYPERLINK(&quot;#__test_B4 In-Out.a5:z5&quot;; 2520.0000000000000000)" table:style-name="highlighted_fiat"/>
          <table:table-cell table:formula="=HYPERLINK(&quot;#__test_B4 In-Out.a5:z5&quot;; 12000.00000000000)" table:style-name="acquired_lot_alt_fiat"/>
          <table:table-cell table:formula="=HYPERLINK(&quot;#__test_B4 In-Out.a5:z5&quot;; &quot;&quot;)" table:style-name="acquired_lot_alt_fiat"/>
          <table:table-cell table:formula="=HYPERLINK(&quot;#__test_B4 In-Out.a5:z5&quot;; &quot;1/2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6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__test_SHORT</text:p>
          </table:table-cell>
          <table:table-cell table:formula="=HYPERLINK(&quot;#__test_B4 In-Out.a6:z6&quot;; &quot;2020-03-01 09:45:00+00:00&quot;)" table:style-name="taxable_event_default"/>
          <table:table-cell table:formula="=HYPERLINK(&quot;#__test_B4 In-Out.a6:z6&quot;; &quot;IN / INTEREST&quot;)" table:style-name="taxable_event_default"/>
          <table:table-cell table:formula="=HYPERLINK(&quot;#__test_B4 In-Out.a6:z6&quot;; 1)" table:style-name="taxable_event_percent"/>
          <table:table-cell table:formula="=HYPERLINK(&quot;#__test_B4 In-Out.a6:z6&quot;; 39000.00000000000000)" table:style-name="highlighted_fiat"/>
          <table:table-cell table:formula="=HYPERLINK(&quot;#__test_B4 In-Out.a6:z6&quot;; 13000.00000000000)" table:style-name="taxable_event_fiat"/>
          <table:table-cell table:formula="=HYPERLINK(&quot;#__test_B4 In-Out.a6:z6&quot;; &quot;&quot;)" table:style-name="taxable_event_fiat"/>
          <table:table-cell table:formula="=HYPERLINK(&quot;#__test_B4 In-Out.a6:z6&quot;; &quot;1/1: 3.00000000 of 3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crypto"/>
          <table:table-cell office:value-type="string" table:style-name="transparent_default">
            <text:p>B4</text:p>
          </table:table-cell>
          <table:table-cell office:value="8.0" office:value-type="float" table:style-name="transparent_crypto"/>
          <table:table-cell office:value="3938.0" office:value-type="float" table:style-name="transparent_fiat"/>
          <table:table-cell office:value-type="string" table:style-name="transparent_default">
            <text:p>__test_SHORT</text:p>
          </table:table-cell>
          <table:table-cell table:formula="=HYPERLINK(&quot;#__test_B4 In-Out.a16:z16&quot;; &quot;2020-04-11 07:10:00+00:00&quot;)" table:style-name="taxable_event_alt_default"/>
          <table:table-cell table:formula="=HYPERLINK(&quot;#__test_B4 In-Out.a16:z16&quot;; &quot;OUT / GIFT&quot;)" table:style-name="taxable_event_alt_default"/>
          <table:table-cell table:formula="=HYPERLINK(&quot;#__test_B4 In-Out.a16:z16&quot;; 0.358)" table:style-name="taxable_event_alt_percent"/>
          <table:table-cell table:formula="=HYPERLINK(&quot;#__test_B4 In-Out.a16:z16&quot;; 25418.00000000000000)" table:style-name="highlighted_fiat"/>
          <table:table-cell table:formula="=HYPERLINK(&quot;#__test_B4 In-Out.a16:z16&quot;; 14200.00000000000)" table:style-name="taxable_event_alt_fiat"/>
          <table:table-cell table:formula="=HYPERLINK(&quot;#__test_B4 In-Out.a16:z16&quot;; &quot;&quot;)" table:style-name="taxable_event_alt_fiat"/>
          <table:table-cell table:formula="=HYPERLINK(&quot;#__test_B4 In-Out.a16:z16&quot;; &quot;1/3: 1.79000000 of 5.00000000 B4&quot;)" table:style-name="taxable_event_note_default"/>
          <table:table-cell table:formula="=HYPERLINK(&quot;#__test_B4 In-Out.a5:z5&quot;; &quot;2020-02-01 11:18:00+00:00&quot;)" table:style-name="acquired_lot_alt_default"/>
          <table:table-cell table:formula="=HYPERLINK(&quot;#__test_B4 In-Out.a5:z5&quot;; 0.895)" table:style-name="acquired_lot_alt_percent"/>
          <table:table-cell table:formula="=HYPERLINK(&quot;#__test_B4 In-Out.a5:z5&quot;; 21480.000000000000000)" table:style-name="acquired_lot_alt_fiat"/>
          <table:table-cell table:formula="=HYPERLINK(&quot;#__test_B4 In-Out.a5:z5&quot;; 0.000)" table:style-name="acquired_lot_alt_fiat"/>
          <table:table-cell table:formula="=HYPERLINK(&quot;#__test_B4 In-Out.a5:z5&quot;; 21480.000000000000000)" table:style-name="highlighted_fiat"/>
          <table:table-cell table:formula="=HYPERLINK(&quot;#__test_B4 In-Out.a5:z5&quot;; 12000.00000000000)" table:style-name="acquired_lot_alt_fiat"/>
          <table:table-cell table:formula="=HYPERLINK(&quot;#__test_B4 In-Out.a5:z5&quot;; &quot;&quot;)" table:style-name="acquired_lot_alt_fiat"/>
          <table:table-cell table:formula="=HYPERLINK(&quot;#__test_B4 In-Out.a5:z5&quot;; &quot;2/2: 1.79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__test_SHORT</text:p>
          </table:table-cell>
          <table:table-cell table:formula="=HYPERLINK(&quot;#__test_B4 In-Out.a16:z16&quot;; &quot;2020-04-11 07:10:00+00:00&quot;)" table:style-name="taxable_event_alt_default"/>
          <table:table-cell table:formula="=HYPERLINK(&quot;#__test_B4 In-Out.a16:z16&quot;; &quot;OUT / GIFT&quot;)" table:style-name="taxable_event_alt_default"/>
          <table:table-cell table:formula="=HYPERLINK(&quot;#__test_B4 In-Out.a16:z16&quot;; 0.6)" table:style-name="taxable_event_alt_percent"/>
          <table:table-cell table:formula="=HYPERLINK(&quot;#__test_B4 In-Out.a16:z16&quot;; 42600.00000000000000)" table:style-name="highlighted_fiat"/>
          <table:table-cell table:formula="=HYPERLINK(&quot;#__test_B4 In-Out.a16:z16&quot;; 14200.00000000000)" table:style-name="taxable_event_alt_fiat"/>
          <table:table-cell table:formula="=HYPERLINK(&quot;#__test_B4 In-Out.a16:z16&quot;; &quot;&quot;)" table:style-name="taxable_event_alt_fiat"/>
          <table:table-cell table:formula="=HYPERLINK(&quot;#__test_B4 In-Out.a16:z16&quot;; &quot;2/3: 3.00000000 of 5.00000000 B4&quot;)" table:style-name="taxable_event_note_default"/>
          <table:table-cell table:formula="=HYPERLINK(&quot;#__test_B4 In-Out.a6:z6&quot;; &quot;2020-03-01 09:45:00+00:00&quot;)" table:style-name="acquired_lot_default"/>
          <table:table-cell table:formula="=HYPERLINK(&quot;#__test_B4 In-Out.a6:z6&quot;; 1)" table:style-name="acquired_lot_percent"/>
          <table:table-cell table:formula="=HYPERLINK(&quot;#__test_B4 In-Out.a6:z6&quot;; 39000.00000000000000)" table:style-name="acquired_lot_fiat"/>
          <table:table-cell table:formula="=HYPERLINK(&quot;#__test_B4 In-Out.a6:z6&quot;; 0)" table:style-name="acquired_lot_fiat"/>
          <table:table-cell table:formula="=HYPERLINK(&quot;#__test_B4 In-Out.a6:z6&quot;; 39000.00000000000000)" table:style-name="highlighted_fiat"/>
          <table:table-cell table:formula="=HYPERLINK(&quot;#__test_B4 In-Out.a6:z6&quot;; 13000.00000000000)" table:style-name="acquired_lot_fiat"/>
          <table:table-cell table:formula="=HYPERLINK(&quot;#__test_B4 In-Out.a6:z6&quot;; &quot;&quot;)" table:style-name="acquired_lot_fiat"/>
          <table:table-cell table:formula="=HYPERLINK(&quot;#__test_B4 In-Out.a6:z6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__test_SHORT</text:p>
          </table:table-cell>
          <table:table-cell table:formula="=HYPERLINK(&quot;#__test_B4 In-Out.a16:z16&quot;; &quot;2020-04-11 07:10:00+00:00&quot;)" table:style-name="taxable_event_alt_default"/>
          <table:table-cell table:formula="=HYPERLINK(&quot;#__test_B4 In-Out.a16:z16&quot;; &quot;OUT / GIFT&quot;)" table:style-name="taxable_event_alt_default"/>
          <table:table-cell table:formula="=HYPERLINK(&quot;#__test_B4 In-Out.a16:z16&quot;; 0.042)" table:style-name="taxable_event_alt_percent"/>
          <table:table-cell table:formula="=HYPERLINK(&quot;#__test_B4 In-Out.a16:z16&quot;; 2982.000000000000000)" table:style-name="highlighted_fiat"/>
          <table:table-cell table:formula="=HYPERLINK(&quot;#__test_B4 In-Out.a16:z16&quot;; 14200.00000000000)" table:style-name="taxable_event_alt_fiat"/>
          <table:table-cell table:formula="=HYPERLINK(&quot;#__test_B4 In-Out.a16:z16&quot;; &quot;&quot;)" table:style-name="taxable_event_alt_fiat"/>
          <table:table-cell table:formula="=HYPERLINK(&quot;#__test_B4 In-Out.a16:z16&quot;; &quot;3/3: 0.21000000 of 5.00000000 B4&quot;)" table:style-name="taxable_event_note_default"/>
          <table:table-cell table:formula="=HYPERLINK(&quot;#__test_B4 In-Out.a7:z7&quot;; &quot;2020-04-01 09:45:00+00:00&quot;)" table:style-name="acquired_lot_alt_default"/>
          <table:table-cell table:formula="=HYPERLINK(&quot;#__test_B4 In-Out.a7:z7&quot;; 0.0525)" table:style-name="acquired_lot_alt_percent"/>
          <table:table-cell table:formula="=HYPERLINK(&quot;#__test_B4 In-Out.a7:z7&quot;; 2961.000000000000000)" table:style-name="acquired_lot_alt_fiat"/>
          <table:table-cell table:formula="=HYPERLINK(&quot;#__test_B4 In-Out.a7:z7&quot;; 21.000000000000000)" table:style-name="acquired_lot_alt_fiat"/>
          <table:table-cell table:formula="=HYPERLINK(&quot;#__test_B4 In-Out.a7:z7&quot;; 2961.000000000000000)" table:style-name="highlighted_fiat"/>
          <table:table-cell table:formula="=HYPERLINK(&quot;#__test_B4 In-Out.a7:z7&quot;; 14000.00000000000)" table:style-name="acquired_lot_alt_fiat"/>
          <table:table-cell table:formula="=HYPERLINK(&quot;#__test_B4 In-Out.a7:z7&quot;; &quot;&quot;)" table:style-name="acquired_lot_alt_fiat"/>
          <table:table-cell table:formula="=HYPERLINK(&quot;#__test_B4 In-Out.a7:z7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__test_SHORT</text:p>
          </table:table-cell>
          <table:table-cell table:formula="=HYPERLINK(&quot;#__test_B4 In-Out.a17:z17&quot;; &quot;2020-04-12 17:50:00+00:00&quot;)" table:style-name="taxable_event_default"/>
          <table:table-cell table:formula="=HYPERLINK(&quot;#__test_B4 In-Out.a17:z17&quot;; &quot;OUT / DONATE&quot;)" table:style-name="taxable_event_default"/>
          <table:table-cell table:formula="=HYPERLINK(&quot;#__test_B4 In-Out.a17:z17&quot;; 1)" table:style-name="taxable_event_percent"/>
          <table:table-cell table:formula="=HYPERLINK(&quot;#__test_B4 In-Out.a17:z17&quot;; 54197.00000000000000)" table:style-name="highlighted_fiat"/>
          <table:table-cell table:formula="=HYPERLINK(&quot;#__test_B4 In-Out.a17:z17&quot;; 14300.00000000000)" table:style-name="taxable_event_fiat"/>
          <table:table-cell table:formula="=HYPERLINK(&quot;#__test_B4 In-Out.a17:z17&quot;; &quot;&quot;)" table:style-name="taxable_event_fiat"/>
          <table:table-cell table:formula="=HYPERLINK(&quot;#__test_B4 In-Out.a17:z17&quot;; &quot;1/1: 3.79000000 of 3.79000000 B4&quot;)" table:style-name="taxable_event_note_default"/>
          <table:table-cell table:formula="=HYPERLINK(&quot;#__test_B4 In-Out.a7:z7&quot;; &quot;2020-04-01 09:45:00+00:00&quot;)" table:style-name="acquired_lot_alt_default"/>
          <table:table-cell table:formula="=HYPERLINK(&quot;#__test_B4 In-Out.a7:z7&quot;; 0.9475)" table:style-name="acquired_lot_alt_percent"/>
          <table:table-cell table:formula="=HYPERLINK(&quot;#__test_B4 In-Out.a7:z7&quot;; 53439.00000000000000)" table:style-name="acquired_lot_alt_fiat"/>
          <table:table-cell table:formula="=HYPERLINK(&quot;#__test_B4 In-Out.a7:z7&quot;; 379.000000000000000)" table:style-name="acquired_lot_alt_fiat"/>
          <table:table-cell table:formula="=HYPERLINK(&quot;#__test_B4 In-Out.a7:z7&quot;; 53439.00000000000000)" table:style-name="highlighted_fiat"/>
          <table:table-cell table:formula="=HYPERLINK(&quot;#__test_B4 In-Out.a7:z7&quot;; 14000.00000000000)" table:style-name="acquired_lot_alt_fiat"/>
          <table:table-cell table:formula="=HYPERLINK(&quot;#__test_B4 In-Out.a7:z7&quot;; &quot;&quot;)" table:style-name="acquired_lot_alt_fiat"/>
          <table:table-cell table:formula="=HYPERLINK(&quot;#__test_B4 In-Out.a7:z7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15.02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__test_SHORT</text:p>
          </table:table-cell>
          <table:table-cell table:formula="=HYPERLINK(&quot;#__test_B4 In-Out.a26:z26&quot;; &quot;2020-05-21 12:58:10+00:00&quot;)" table:style-name="taxable_event_alt_default"/>
          <table:table-cell table:formula="=HYPERLINK(&quot;#__test_B4 In-Out.a26:z26&quot;; &quot;INTRA / MOVE&quot;)" table:style-name="taxable_event_alt_default"/>
          <table:table-cell table:formula="=HYPERLINK(&quot;#__test_B4 In-Out.a26:z26&quot;; 1)" table:style-name="taxable_event_alt_percent"/>
          <table:table-cell table:formula="=HYPERLINK(&quot;#__test_B4 In-Out.a26:z26&quot;; 288.0000000000000000000)" table:style-name="highlighted_fiat"/>
          <table:table-cell table:formula="=HYPERLINK(&quot;#__test_B4 In-Out.a26:z26&quot;; 14400.00000000000)" table:style-name="taxable_event_alt_fiat"/>
          <table:table-cell table:formula="=HYPERLINK(&quot;#__test_B4 In-Out.a26:z26&quot;; &quot;&quot;)" table:style-name="taxable_event_alt_fiat"/>
          <table:table-cell table:formula="=HYPERLINK(&quot;#__test_B4 In-Out.a26:z26&quot;; &quot;1/1: 0.02000000 of 0.02000000 B4&quot;)" table:style-name="taxable_event_note_default"/>
          <table:table-cell table:formula="=HYPERLINK(&quot;#__test_B4 In-Out.a8:z8&quot;; &quot;2020-05-01 14:03:00+00:00&quot;)" table:style-name="acquired_lot_default"/>
          <table:table-cell table:formula="=HYPERLINK(&quot;#__test_B4 In-Out.a8:z8&quot;; 0.004)" table:style-name="acquired_lot_percent"/>
          <table:table-cell table:formula="=HYPERLINK(&quot;#__test_B4 In-Out.a8:z8&quot;; 302.00000000000)" table:style-name="acquired_lot_fiat"/>
          <table:table-cell table:formula="=HYPERLINK(&quot;#__test_B4 In-Out.a8:z8&quot;; 2.00000000000000)" table:style-name="acquired_lot_fiat"/>
          <table:table-cell table:formula="=HYPERLINK(&quot;#__test_B4 In-Out.a8:z8&quot;; 302.00000000000)" table:style-name="highlighted_fiat"/>
          <table:table-cell table:formula="=HYPERLINK(&quot;#__test_B4 In-Out.a8:z8&quot;; 15000.00000000000)" table:style-name="acquired_lot_fiat"/>
          <table:table-cell table:formula="=HYPERLINK(&quot;#__test_B4 In-Out.a8:z8&quot;; &quot;&quot;)" table:style-name="acquired_lot_fiat"/>
          <table:table-cell table:formula="=HYPERLINK(&quot;#__test_B4 In-Out.a8:z8&quot;; &quot;1/3: 0.02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__test_SHORT</text:p>
          </table:table-cell>
          <table:table-cell table:formula="=HYPERLINK(&quot;#__test_B4 In-Out.a18:z18&quot;; &quot;2021-06-11 05:31:00+00:00&quot;)" table:style-name="taxable_event_border_default"/>
          <table:table-cell table:formula="=HYPERLINK(&quot;#__test_B4 In-Out.a18:z18&quot;; &quot;OUT / SELL&quot;)" table:style-name="taxable_event_border_default"/>
          <table:table-cell table:formula="=HYPERLINK(&quot;#__test_B4 In-Out.a18:z18&quot;; 1)" table:style-name="taxable_event_border_percent"/>
          <table:table-cell table:formula="=HYPERLINK(&quot;#__test_B4 In-Out.a18:z18&quot;; 40400.000000000000000)" table:style-name="highlighted_border_fiat"/>
          <table:table-cell table:formula="=HYPERLINK(&quot;#__test_B4 In-Out.a18:z18&quot;; 20200.00000000000)" table:style-name="taxable_event_border_fiat"/>
          <table:table-cell table:formula="=HYPERLINK(&quot;#__test_B4 In-Out.a18:z18&quot;; &quot;&quot;)" table:style-name="taxable_event_border_fiat"/>
          <table:table-cell table:formula="=HYPERLINK(&quot;#__test_B4 In-Out.a18:z18&quot;; &quot;1/1: 2.01000000 of 2.01000000 B4&quot;)" table:style-name="taxable_event_note_border_default"/>
          <table:table-cell table:formula="=HYPERLINK(&quot;#__test_B4 In-Out.a8:z8&quot;; &quot;2020-05-01 14:03:00+00:00&quot;)" table:style-name="acquired_lot_border_default"/>
          <table:table-cell table:formula="=HYPERLINK(&quot;#__test_B4 In-Out.a8:z8&quot;; 0.402)" table:style-name="acquired_lot_border_percent"/>
          <table:table-cell table:formula="=HYPERLINK(&quot;#__test_B4 In-Out.a8:z8&quot;; 30351.00000000000)" table:style-name="acquired_lot_border_fiat"/>
          <table:table-cell table:formula="=HYPERLINK(&quot;#__test_B4 In-Out.a8:z8&quot;; 201.00000000000000)" table:style-name="acquired_lot_border_fiat"/>
          <table:table-cell table:formula="=HYPERLINK(&quot;#__test_B4 In-Out.a8:z8&quot;; 30351.00000000000)" table:style-name="highlighted_border_fiat"/>
          <table:table-cell table:formula="=HYPERLINK(&quot;#__test_B4 In-Out.a8:z8&quot;; 15000.00000000000)" table:style-name="acquired_lot_border_fiat"/>
          <table:table-cell table:formula="=HYPERLINK(&quot;#__test_B4 In-Out.a8:z8&quot;; &quot;&quot;)" table:style-name="acquired_lot_border_fiat"/>
          <table:table-cell table:formula="=HYPERLINK(&quot;#__test_B4 In-Out.a8:z8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__test_SHORT</text:p>
          </table:table-cell>
          <table:table-cell table:formula="=HYPERLINK(&quot;#__test_B4 In-Out.a27:z27&quot;; &quot;2021-07-21 10:02:02+00:00&quot;)" table:style-name="taxable_event_alt_default"/>
          <table:table-cell table:formula="=HYPERLINK(&quot;#__test_B4 In-Out.a27:z27&quot;; &quot;INTRA / MOVE&quot;)" table:style-name="taxable_event_alt_default"/>
          <table:table-cell table:formula="=HYPERLINK(&quot;#__test_B4 In-Out.a27:z27&quot;; 1)" table:style-name="taxable_event_alt_percent"/>
          <table:table-cell table:formula="=HYPERLINK(&quot;#__test_B4 In-Out.a27:z27&quot;; 856.000000000000000000)" table:style-name="highlighted_fiat"/>
          <table:table-cell table:formula="=HYPERLINK(&quot;#__test_B4 In-Out.a27:z27&quot;; 21400.00000000000)" table:style-name="taxable_event_alt_fiat"/>
          <table:table-cell table:formula="=HYPERLINK(&quot;#__test_B4 In-Out.a27:z27&quot;; &quot;&quot;)" table:style-name="taxable_event_alt_fiat"/>
          <table:table-cell table:formula="=HYPERLINK(&quot;#__test_B4 In-Out.a27:z27&quot;; &quot;1/1: 0.04000000 of 0.04000000 B4&quot;)" table:style-name="taxable_event_note_default"/>
          <table:table-cell table:formula="=HYPERLINK(&quot;#__test_B4 In-Out.a8:z8&quot;; &quot;2020-05-01 14:03:00+00:00&quot;)" table:style-name="acquired_lot_default"/>
          <table:table-cell table:formula="=HYPERLINK(&quot;#__test_B4 In-Out.a8:z8&quot;; 0.008)" table:style-name="acquired_lot_percent"/>
          <table:table-cell table:formula="=HYPERLINK(&quot;#__test_B4 In-Out.a8:z8&quot;; 604.00000000000)" table:style-name="acquired_lot_fiat"/>
          <table:table-cell table:formula="=HYPERLINK(&quot;#__test_B4 In-Out.a8:z8&quot;; 4.00000000000000)" table:style-name="acquired_lot_fiat"/>
          <table:table-cell table:formula="=HYPERLINK(&quot;#__test_B4 In-Out.a8:z8&quot;; 604.00000000000)" table:style-name="highlighted_fiat"/>
          <table:table-cell table:formula="=HYPERLINK(&quot;#__test_B4 In-Out.a8:z8&quot;; 15000.00000000000)" table:style-name="acquired_lot_fiat"/>
          <table:table-cell table:formula="=HYPERLINK(&quot;#__test_B4 In-Out.a8:z8&quot;; &quot;&quot;)" table:style-name="acquired_lot_fiat"/>
          <table:table-cell table:formula="=HYPERLINK(&quot;#__test_B4 In-Out.a8:z8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11T16:13:41.063366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